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200000014320725DDC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8.191cm" table:align="left" style:writing-mode="lr-tb"/>
    </style:style>
    <style:style style:name="Tabela1.A" style:family="table-column">
      <style:table-column-properties style:column-width="3.9cm"/>
    </style:style>
    <style:style style:name="Tabela1.B" style:family="table-column">
      <style:table-column-properties style:column-width="2.101cm"/>
    </style:style>
    <style:style style:name="Tabela1.C" style:family="table-column">
      <style:table-column-properties style:column-width="2cm"/>
    </style:style>
    <style:style style:name="Tabela1.D" style:family="table-column">
      <style:table-column-properties style:column-width="1.501cm"/>
    </style:style>
    <style:style style:name="Tabela1.E" style:family="table-column">
      <style:table-column-properties style:column-width="1.75cm"/>
    </style:style>
    <style:style style:name="Tabela1.I" style:family="table-column">
      <style:table-column-properties style:column-width="1.68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ffffff" fo:padding-left="0.049cm" fo:padding-right="0.049cm" fo:padding-top="0cm" fo:padding-bottom="0cm" fo:border-left="1pt solid #000000" fo:border-right="1pt solid #000000" fo:border-top="1pt solid #000000" fo:border-bottom="none" style:writing-mode="lr-tb">
        <style:background-image/>
      </style:table-cell-properties>
    </style:style>
    <style:style style:name="Tabela1.A2" style:family="table-cell">
      <style:table-cell-properties style:vertical-align="top" fo:background-color="#ffffff" fo:padding-left="0.049cm" fo:padding-right="0.049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1.B2" style:family="table-cell">
      <style:table-cell-properties style:vertical-align="top" fo:background-color="#ffffff" fo:padding-left="0.049cm" fo:padding-right="0.049cm" fo:padding-top="0cm" fo:padding-bottom="0cm" fo:border-left="0.5pt solid #000000" fo:border-right="none" fo:border-top="1pt solid #000000" fo:border-bottom="1pt solid #000000" style:writing-mode="lr-tb">
        <style:background-image/>
      </style:table-cell-properties>
    </style:style>
    <style:style style:name="Tabela1.D2" style:family="table-cell">
      <style:table-cell-properties style:vertical-align="middle" fo:background-color="#ffffff" fo:padding-left="0.049cm" fo:padding-right="0.049cm" fo:padding-top="0cm" fo:padding-bottom="0cm" fo:border-left="0.5pt solid #000000" fo:border-right="none" fo:border-top="1pt solid #000000" fo:border-bottom="1pt solid #000000" style:writing-mode="lr-tb">
        <style:background-image/>
      </style:table-cell-properties>
    </style:style>
    <style:style style:name="Tabela1.E2" style:family="table-cell">
      <style:table-cell-properties style:vertical-align="middle" fo:background-color="#ffffff" fo:padding-left="0.049cm" fo:padding-right="0.049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1.I2" style:family="table-cell">
      <style:table-cell-properties style:vertical-align="middle" fo:background-color="#ffffff" fo:padding-left="0.049cm" fo:padding-right="0.049cm" fo:padding-top="0cm" fo:padding-bottom="0cm" fo:border="1pt solid #000000" style:writing-mode="lr-tb">
        <style:background-image/>
      </style:table-cell-properties>
    </style:style>
    <style:style style:name="Tabela1.A3" style:family="table-cell">
      <style:table-cell-properties style:vertical-align="middle" fo:padding-left="0.049cm" fo:padding-right="0.049cm" fo:padding-top="0cm" fo:padding-bottom="0cm" fo:border-left="1pt solid #000000" fo:border-right="none" fo:border-top="none" fo:border-bottom="0.5pt solid #000000" style:writing-mode="lr-tb"/>
    </style:style>
    <style:style style:name="Tabela1.B3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ela1.C3" style:family="table-cell">
      <style:table-cell-properties style:vertical-align="middle" fo:padding-left="0.049cm" fo:padding-right="0.049cm" fo:padding-top="0cm" fo:padding-bottom="0cm" fo:border-left="1pt solid #000000" fo:border-right="none" fo:border-top="none" fo:border-bottom="0.5pt solid #000000" style:writing-mode="lr-tb"/>
    </style:style>
    <style:style style:name="Tabela1.D3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ela1.E3" style:family="table-cell">
      <style:table-cell-properties style:vertical-align="middle" fo:padding-left="0.049cm" fo:padding-right="0.049cm" fo:padding-top="0cm" fo:padding-bottom="0cm" fo:border-left="1pt solid #000000" fo:border-right="none" fo:border-top="none" fo:border-bottom="0.5pt solid #000000" style:writing-mode="lr-tb"/>
    </style:style>
    <style:style style:name="Tabela1.F3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ela1.G3" style:family="table-cell">
      <style:table-cell-properties style:vertical-align="middle" fo:padding-left="0.049cm" fo:padding-right="0.049cm" fo:padding-top="0cm" fo:padding-bottom="0cm" fo:border-left="1pt solid #000000" fo:border-right="none" fo:border-top="none" fo:border-bottom="0.5pt solid #000000" style:writing-mode="lr-tb"/>
    </style:style>
    <style:style style:name="Tabela1.H3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ela1.I3" style:family="table-cell">
      <style:table-cell-properties style:vertical-align="middle" fo:padding-left="0.049cm" fo:padding-right="0.049cm" fo:padding-top="0cm" fo:padding-bottom="0cm" fo:border-left="1pt solid #000000" fo:border-right="1pt solid #000000" fo:border-top="none" fo:border-bottom="0.5pt solid #000000" style:writing-mode="lr-tb"/>
    </style:style>
    <style:style style:name="Tabela1.A4" style:family="table-cell">
      <style:table-cell-properties style:vertical-align="middle" fo:padding-left="0.049cm" fo:padding-right="0.049cm" fo:padding-top="0cm" fo:padding-bottom="0cm" fo:border-left="1pt solid #000000" fo:border-right="none" fo:border-top="none" fo:border-bottom="0.5pt solid #000000" style:writing-mode="lr-tb"/>
    </style:style>
    <style:style style:name="Tabela1.B4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style:vertical-align="middle" fo:padding-left="0.049cm" fo:padding-right="0.049cm" fo:padding-top="0cm" fo:padding-bottom="0cm" fo:border-left="1pt solid #000000" fo:border-right="none" fo:border-top="none" fo:border-bottom="0.5pt solid #000000" style:writing-mode="lr-tb"/>
    </style:style>
    <style:style style:name="Tabela1.D4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ela1.E4" style:family="table-cell">
      <style:table-cell-properties style:vertical-align="middle" fo:padding-left="0.049cm" fo:padding-right="0.049cm" fo:padding-top="0cm" fo:padding-bottom="0cm" fo:border-left="1pt solid #000000" fo:border-right="none" fo:border-top="none" fo:border-bottom="0.5pt solid #000000" style:writing-mode="lr-tb"/>
    </style:style>
    <style:style style:name="Tabela1.F4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ela1.G4" style:family="table-cell">
      <style:table-cell-properties style:vertical-align="middle" fo:padding-left="0.049cm" fo:padding-right="0.049cm" fo:padding-top="0cm" fo:padding-bottom="0cm" fo:border-left="1pt solid #000000" fo:border-right="none" fo:border-top="none" fo:border-bottom="0.5pt solid #000000" style:writing-mode="lr-tb"/>
    </style:style>
    <style:style style:name="Tabela1.H4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ela1.I4" style:family="table-cell">
      <style:table-cell-properties style:vertical-align="middle" fo:padding-left="0.049cm" fo:padding-right="0.049cm" fo:padding-top="0cm" fo:padding-bottom="0cm" fo:border-left="1pt solid #000000" fo:border-right="1pt solid #000000" fo:border-top="none" fo:border-bottom="0.5pt solid #000000" style:writing-mode="lr-tb"/>
    </style:style>
    <style:style style:name="Tabela1.A5" style:family="table-cell">
      <style:table-cell-properties style:vertical-align="middle" fo:padding-left="0.049cm" fo:padding-right="0.049cm" fo:padding-top="0cm" fo:padding-bottom="0cm" fo:border-left="1pt solid #000000" fo:border-right="none" fo:border-top="none" fo:border-bottom="0.5pt solid #000000" style:writing-mode="lr-tb"/>
    </style:style>
    <style:style style:name="Tabela1.B5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ela1.C5" style:family="table-cell">
      <style:table-cell-properties style:vertical-align="middle" fo:padding-left="0.049cm" fo:padding-right="0.049cm" fo:padding-top="0cm" fo:padding-bottom="0cm" fo:border-left="1pt solid #000000" fo:border-right="none" fo:border-top="none" fo:border-bottom="0.5pt solid #000000" style:writing-mode="lr-tb"/>
    </style:style>
    <style:style style:name="Tabela1.D5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ela1.E5" style:family="table-cell">
      <style:table-cell-properties style:vertical-align="middle" fo:padding-left="0.049cm" fo:padding-right="0.049cm" fo:padding-top="0cm" fo:padding-bottom="0cm" fo:border-left="1pt solid #000000" fo:border-right="none" fo:border-top="none" fo:border-bottom="0.5pt solid #000000" style:writing-mode="lr-tb"/>
    </style:style>
    <style:style style:name="Tabela1.F5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ela1.G5" style:family="table-cell">
      <style:table-cell-properties style:vertical-align="middle" fo:padding-left="0.049cm" fo:padding-right="0.049cm" fo:padding-top="0cm" fo:padding-bottom="0cm" fo:border-left="1pt solid #000000" fo:border-right="none" fo:border-top="none" fo:border-bottom="0.5pt solid #000000" style:writing-mode="lr-tb"/>
    </style:style>
    <style:style style:name="Tabela1.H5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ela1.I5" style:family="table-cell">
      <style:table-cell-properties style:vertical-align="middle" fo:padding-left="0.049cm" fo:padding-right="0.049cm" fo:padding-top="0cm" fo:padding-bottom="0cm" fo:border-left="1pt solid #000000" fo:border-right="1pt solid #000000" fo:border-top="none" fo:border-bottom="0.5pt solid #000000" style:writing-mode="lr-tb"/>
    </style:style>
    <style:style style:name="Tabela1.A6" style:family="table-cell">
      <style:table-cell-properties style:vertical-align="middle" fo:padding-left="0.049cm" fo:padding-right="0.049cm" fo:padding-top="0cm" fo:padding-bottom="0cm" fo:border-left="1pt solid #000000" fo:border-right="none" fo:border-top="none" fo:border-bottom="0.5pt solid #000000" style:writing-mode="lr-tb"/>
    </style:style>
    <style:style style:name="Tabela1.B6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ela1.C6" style:family="table-cell">
      <style:table-cell-properties style:vertical-align="middle" fo:padding-left="0.049cm" fo:padding-right="0.049cm" fo:padding-top="0cm" fo:padding-bottom="0cm" fo:border-left="1pt solid #000000" fo:border-right="none" fo:border-top="none" fo:border-bottom="0.5pt solid #000000" style:writing-mode="lr-tb"/>
    </style:style>
    <style:style style:name="Tabela1.D6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ela1.E6" style:family="table-cell">
      <style:table-cell-properties style:vertical-align="middle" fo:padding-left="0.049cm" fo:padding-right="0.049cm" fo:padding-top="0cm" fo:padding-bottom="0cm" fo:border-left="1pt solid #000000" fo:border-right="none" fo:border-top="none" fo:border-bottom="0.5pt solid #000000" style:writing-mode="lr-tb"/>
    </style:style>
    <style:style style:name="Tabela1.F6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ela1.G6" style:family="table-cell">
      <style:table-cell-properties style:vertical-align="middle" fo:padding-left="0.049cm" fo:padding-right="0.049cm" fo:padding-top="0cm" fo:padding-bottom="0cm" fo:border-left="1pt solid #000000" fo:border-right="none" fo:border-top="none" fo:border-bottom="0.5pt solid #000000" style:writing-mode="lr-tb"/>
    </style:style>
    <style:style style:name="Tabela1.H6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ela1.I6" style:family="table-cell">
      <style:table-cell-properties style:vertical-align="middle" fo:padding-left="0.049cm" fo:padding-right="0.049cm" fo:padding-top="0cm" fo:padding-bottom="0cm" fo:border-left="1pt solid #000000" fo:border-right="1pt solid #000000" fo:border-top="none" fo:border-bottom="0.5pt solid #000000" style:writing-mode="lr-tb"/>
    </style:style>
    <style:style style:name="Tabela1.7" style:family="table-row">
      <style:table-row-properties style:row-height="0.388cm" fo:keep-together="auto"/>
    </style:style>
    <style:style style:name="Tabela1.A7" style:family="table-cell">
      <style:table-cell-properties style:vertical-align="middle" fo:padding-left="0.049cm" fo:padding-right="0.049cm" fo:padding-top="0cm" fo:padding-bottom="0cm" fo:border-left="1pt solid #000000" fo:border-right="none" fo:border-top="none" fo:border-bottom="0.5pt solid #000000" style:writing-mode="lr-tb"/>
    </style:style>
    <style:style style:name="Tabela1.B7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ela1.C7" style:family="table-cell">
      <style:table-cell-properties style:vertical-align="middle" fo:padding-left="0.049cm" fo:padding-right="0.049cm" fo:padding-top="0cm" fo:padding-bottom="0cm" fo:border-left="1pt solid #000000" fo:border-right="none" fo:border-top="none" fo:border-bottom="0.5pt solid #000000" style:writing-mode="lr-tb"/>
    </style:style>
    <style:style style:name="Tabela1.D7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ela1.E7" style:family="table-cell">
      <style:table-cell-properties style:vertical-align="middle" fo:padding-left="0.049cm" fo:padding-right="0.049cm" fo:padding-top="0cm" fo:padding-bottom="0cm" fo:border-left="1pt solid #000000" fo:border-right="none" fo:border-top="none" fo:border-bottom="0.5pt solid #000000" style:writing-mode="lr-tb"/>
    </style:style>
    <style:style style:name="Tabela1.F7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ela1.G7" style:family="table-cell">
      <style:table-cell-properties style:vertical-align="middle" fo:padding-left="0.049cm" fo:padding-right="0.049cm" fo:padding-top="0cm" fo:padding-bottom="0cm" fo:border-left="1pt solid #000000" fo:border-right="none" fo:border-top="none" fo:border-bottom="0.5pt solid #000000" style:writing-mode="lr-tb"/>
    </style:style>
    <style:style style:name="Tabela1.H7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ela1.I7" style:family="table-cell">
      <style:table-cell-properties style:vertical-align="middle" fo:padding-left="0.049cm" fo:padding-right="0.049cm" fo:padding-top="0cm" fo:padding-bottom="0cm" fo:border-left="1pt solid #000000" fo:border-right="1pt solid #000000" fo:border-top="none" fo:border-bottom="0.5pt solid #000000" style:writing-mode="lr-tb"/>
    </style:style>
    <style:style style:name="Tabela1.A8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B8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C8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D8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E8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F8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G8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H8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I8" style:family="table-cell">
      <style:table-cell-properties style:vertical-align="middle" fo:padding-left="0.049cm" fo:padding-right="0.049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9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B9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C9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D9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E9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F9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G9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H9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I9" style:family="table-cell">
      <style:table-cell-properties style:vertical-align="middle" fo:padding-left="0.049cm" fo:padding-right="0.049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10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B10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C10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D10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E10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F10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G10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H10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I10" style:family="table-cell">
      <style:table-cell-properties style:vertical-align="middle" fo:padding-left="0.049cm" fo:padding-right="0.049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11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B1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C11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D1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E11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F1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G11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H1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I11" style:family="table-cell">
      <style:table-cell-properties style:vertical-align="middle" fo:padding-left="0.049cm" fo:padding-right="0.049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12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B12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C12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D12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E12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F12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G12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H12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I12" style:family="table-cell">
      <style:table-cell-properties style:vertical-align="middle" fo:padding-left="0.049cm" fo:padding-right="0.049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13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B13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C13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D13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E13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F13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G13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H13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I13" style:family="table-cell">
      <style:table-cell-properties style:vertical-align="middle" fo:padding-left="0.049cm" fo:padding-right="0.049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14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B14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C14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D14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E14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F14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G14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H14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I14" style:family="table-cell">
      <style:table-cell-properties style:vertical-align="middle" fo:padding-left="0.049cm" fo:padding-right="0.049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15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B15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C15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D15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E15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F15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G15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H15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I15" style:family="table-cell">
      <style:table-cell-properties style:vertical-align="middle" fo:padding-left="0.049cm" fo:padding-right="0.049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16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B16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C16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D16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E16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F16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G16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H16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I16" style:family="table-cell">
      <style:table-cell-properties style:vertical-align="middle" fo:padding-left="0.049cm" fo:padding-right="0.049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17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B17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C17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D17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E17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F17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G17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H17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I17" style:family="table-cell">
      <style:table-cell-properties style:vertical-align="middle" fo:padding-left="0.049cm" fo:padding-right="0.049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18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B18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C18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D18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E18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F18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G18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H18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I18" style:family="table-cell">
      <style:table-cell-properties style:vertical-align="middle" fo:padding-left="0.049cm" fo:padding-right="0.049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19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B19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C19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D19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E19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F19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G19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H19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I19" style:family="table-cell">
      <style:table-cell-properties style:vertical-align="middle" fo:padding-left="0.049cm" fo:padding-right="0.049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20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B20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C20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D20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E20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F20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G20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H20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I20" style:family="table-cell">
      <style:table-cell-properties style:vertical-align="middle" fo:padding-left="0.049cm" fo:padding-right="0.049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21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B2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C21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D2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E21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F2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G21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H2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I21" style:family="table-cell">
      <style:table-cell-properties style:vertical-align="middle" fo:padding-left="0.049cm" fo:padding-right="0.049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22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B22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C22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D22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E22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F22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G22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H22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I22" style:family="table-cell">
      <style:table-cell-properties style:vertical-align="middle" fo:padding-left="0.049cm" fo:padding-right="0.049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23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B23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C23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D23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E23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F23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G23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H23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I23" style:family="table-cell">
      <style:table-cell-properties style:vertical-align="middle" fo:padding-left="0.049cm" fo:padding-right="0.049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24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B24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C24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D24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E24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F24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G24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Tabela1.H24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.I24" style:family="table-cell">
      <style:table-cell-properties style:vertical-align="middle" fo:padding-left="0.049cm" fo:padding-right="0.049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25" style:family="table-cell">
      <style:table-cell-properties style:vertical-align="middle" fo:padding-left="0.053cm" fo:padding-right="0.053cm" fo:padding-top="0cm" fo:padding-bottom="0cm" fo:border="1pt solid #000000" style:writing-mode="lr-tb"/>
    </style:style>
    <style:style style:name="Tabela1.A26" style:family="table-cell">
      <style:table-cell-properties style:vertical-align="middle" fo:padding-left="0.053cm" fo:padding-right="0.053cm" fo:padding-top="0cm" fo:padding-bottom="0cm" fo:border-left="1pt solid #000000" fo:border-right="none" fo:border-top="none" fo:border-bottom="0.5pt solid #000000" style:writing-mode="lr-tb"/>
    </style:style>
    <style:style style:name="Tabela1.B26" style:family="table-cell">
      <style:table-cell-properties style:vertical-align="middle" fo:padding-left="0.053cm" fo:padding-right="0.053cm" fo:padding-top="0cm" fo:padding-bottom="0cm" fo:border-left="1pt solid #000000" fo:border-right="none" fo:border-top="none" fo:border-bottom="0.5pt solid #000000" style:writing-mode="lr-tb"/>
    </style:style>
    <style:style style:name="Tabela1.C26" style:family="table-cell">
      <style:table-cell-properties style:vertical-align="middle" fo:padding-left="0.053cm" fo:padding-right="0.053cm" fo:padding-top="0cm" fo:padding-bottom="0cm" fo:border-left="0.5pt solid #000000" fo:border-right="none" fo:border-top="none" fo:border-bottom="0.5pt solid #000000" style:writing-mode="lr-tb"/>
    </style:style>
    <style:style style:name="Tabela1.D26" style:family="table-cell">
      <style:table-cell-properties style:vertical-align="middle" fo:padding-left="0.053cm" fo:padding-right="0.053cm" fo:padding-top="0cm" fo:padding-bottom="0cm" fo:border-left="0.5pt solid #000000" fo:border-right="none" fo:border-top="none" fo:border-bottom="0.5pt solid #000000" style:writing-mode="lr-tb"/>
    </style:style>
    <style:style style:name="Tabela1.E26" style:family="table-cell">
      <style:table-cell-properties style:vertical-align="middle" fo:padding-left="0.053cm" fo:padding-right="0.053cm" fo:padding-top="0cm" fo:padding-bottom="0cm" fo:border-left="1pt solid #000000" fo:border-right="none" fo:border-top="none" fo:border-bottom="0.5pt solid #000000" style:writing-mode="lr-tb"/>
    </style:style>
    <style:style style:name="Tabela1.F26" style:family="table-cell">
      <style:table-cell-properties style:vertical-align="middle" fo:padding-left="0.053cm" fo:padding-right="0.053cm" fo:padding-top="0cm" fo:padding-bottom="0cm" fo:border-left="0.5pt solid #000000" fo:border-right="none" fo:border-top="none" fo:border-bottom="0.5pt solid #000000" style:writing-mode="lr-tb"/>
    </style:style>
    <style:style style:name="Tabela1.G26" style:family="table-cell">
      <style:table-cell-properties style:vertical-align="middle" fo:padding-left="0.053cm" fo:padding-right="0.053cm" fo:padding-top="0cm" fo:padding-bottom="0cm" fo:border-left="1pt solid #000000" fo:border-right="none" fo:border-top="none" fo:border-bottom="0.5pt solid #000000" style:writing-mode="lr-tb"/>
    </style:style>
    <style:style style:name="Tabela1.H26" style:family="table-cell">
      <style:table-cell-properties style:vertical-align="middle" fo:padding-left="0.053cm" fo:padding-right="0.053cm" fo:padding-top="0cm" fo:padding-bottom="0cm" fo:border-left="0.5pt solid #000000" fo:border-right="none" fo:border-top="none" fo:border-bottom="0.5pt solid #000000" style:writing-mode="lr-tb"/>
    </style:style>
    <style:style style:name="Tabela1.I26" style:family="table-cell">
      <style:table-cell-properties style:vertical-align="middle" fo:padding-left="0.053cm" fo:padding-right="0.053cm" fo:padding-top="0cm" fo:padding-bottom="0cm" fo:border-left="1pt solid #000000" fo:border-right="1pt solid #000000" fo:border-top="none" fo:border-bottom="0.5pt solid #000000" style:writing-mode="lr-tb"/>
    </style:style>
    <style:style style:name="Tabela1.A27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B27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C27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D27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E27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F27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G27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H27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I27" style:family="table-cell">
      <style:table-cell-properties style:vertical-align="middle" fo:padding-left="0.053cm" fo:padding-right="0.053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28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B28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C28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D28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E28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F28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G28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H28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I28" style:family="table-cell">
      <style:table-cell-properties style:vertical-align="middle" fo:padding-left="0.053cm" fo:padding-right="0.053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29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B29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C29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D29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E29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F29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G29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H29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I29" style:family="table-cell">
      <style:table-cell-properties style:vertical-align="middle" fo:padding-left="0.053cm" fo:padding-right="0.053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30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B30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C30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D30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E30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F30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G30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H30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I30" style:family="table-cell">
      <style:table-cell-properties style:vertical-align="middle" fo:padding-left="0.053cm" fo:padding-right="0.053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31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B31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C31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D31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E31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F31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G31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H31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I31" style:family="table-cell">
      <style:table-cell-properties style:vertical-align="middle" fo:padding-left="0.053cm" fo:padding-right="0.053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32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B32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C32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D32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E32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F32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G32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H32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I32" style:family="table-cell">
      <style:table-cell-properties style:vertical-align="middle" fo:padding-left="0.053cm" fo:padding-right="0.053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33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B33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C33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D33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E33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F33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G33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H33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I33" style:family="table-cell">
      <style:table-cell-properties style:vertical-align="middle" fo:padding-left="0.053cm" fo:padding-right="0.053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34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B34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C34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D34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E34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F34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G34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H34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I34" style:family="table-cell">
      <style:table-cell-properties style:vertical-align="middle" fo:padding-left="0.053cm" fo:padding-right="0.053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35" style:family="table-row">
      <style:table-row-properties style:row-height="0.614cm" fo:keep-together="auto"/>
    </style:style>
    <style:style style:name="Tabela1.A35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B35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C35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D35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E35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F35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G35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H35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I35" style:family="table-cell">
      <style:table-cell-properties style:vertical-align="middle" fo:padding-left="0.053cm" fo:padding-right="0.053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36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B36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C36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D36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E36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F36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G36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H36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I36" style:family="table-cell">
      <style:table-cell-properties style:vertical-align="middle" fo:padding-left="0.053cm" fo:padding-right="0.053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37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B37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C37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D37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E37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F37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G37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H37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I37" style:family="table-cell">
      <style:table-cell-properties style:vertical-align="middle" fo:padding-left="0.053cm" fo:padding-right="0.053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38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B38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C38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D38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E38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F38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G38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H38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I38" style:family="table-cell">
      <style:table-cell-properties style:vertical-align="middle" fo:padding-left="0.053cm" fo:padding-right="0.053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39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B39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C39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D39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E39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F39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G39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H39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I39" style:family="table-cell">
      <style:table-cell-properties style:vertical-align="middle" fo:padding-left="0.053cm" fo:padding-right="0.053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40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B40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C40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D40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E40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F40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G40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H40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I40" style:family="table-cell">
      <style:table-cell-properties style:vertical-align="middle" fo:padding-left="0.053cm" fo:padding-right="0.053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41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B41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C41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D41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E41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F41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G41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H41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I41" style:family="table-cell">
      <style:table-cell-properties style:vertical-align="middle" fo:padding-left="0.053cm" fo:padding-right="0.053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42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B42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C42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D42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E42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F42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G42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H42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I42" style:family="table-cell">
      <style:table-cell-properties style:vertical-align="middle" fo:padding-left="0.053cm" fo:padding-right="0.053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43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B43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C43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D43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E43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F43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G43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H43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I43" style:family="table-cell">
      <style:table-cell-properties style:vertical-align="middle" fo:padding-left="0.053cm" fo:padding-right="0.053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44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B44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C44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D44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E44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F44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G44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0.5pt solid #000000" style:writing-mode="lr-tb"/>
    </style:style>
    <style:style style:name="Tabela1.H44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a1.I44" style:family="table-cell">
      <style:table-cell-properties style:vertical-align="middle" fo:padding-left="0.053cm" fo:padding-right="0.053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45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1pt solid #000000" style:writing-mode="lr-tb"/>
    </style:style>
    <style:style style:name="Tabela1.B45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1pt solid #000000" style:writing-mode="lr-tb"/>
    </style:style>
    <style:style style:name="Tabela1.C45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1pt solid #000000" style:writing-mode="lr-tb"/>
    </style:style>
    <style:style style:name="Tabela1.D45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1pt solid #000000" style:writing-mode="lr-tb"/>
    </style:style>
    <style:style style:name="Tabela1.E45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1pt solid #000000" style:writing-mode="lr-tb"/>
    </style:style>
    <style:style style:name="Tabela1.F45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1pt solid #000000" style:writing-mode="lr-tb"/>
    </style:style>
    <style:style style:name="Tabela1.G45" style:family="table-cell">
      <style:table-cell-properties style:vertical-align="middle" fo:padding-left="0.053cm" fo:padding-right="0.053cm" fo:padding-top="0cm" fo:padding-bottom="0cm" fo:border-left="1pt solid #000000" fo:border-right="none" fo:border-top="0.5pt solid #000000" fo:border-bottom="1pt solid #000000" style:writing-mode="lr-tb"/>
    </style:style>
    <style:style style:name="Tabela1.H45" style:family="table-cell">
      <style:table-cell-properties style:vertical-align="middle" fo:padding-left="0.053cm" fo:padding-right="0.053cm" fo:padding-top="0cm" fo:padding-bottom="0cm" fo:border-left="0.5pt solid #000000" fo:border-right="none" fo:border-top="0.5pt solid #000000" fo:border-bottom="1pt solid #000000" style:writing-mode="lr-tb"/>
    </style:style>
    <style:style style:name="Tabela1.I45" style:family="table-cell">
      <style:table-cell-properties style:vertical-align="middle" fo:padding-left="0.053cm" fo:padding-right="0.053cm" fo:padding-top="0cm" fo:padding-bottom="0cm" fo:border-left="1pt solid #000000" fo:border-right="1pt solid #000000" fo:border-top="0.5pt solid #000000" fo:border-bottom="1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" fo:font-size="9pt" style:font-size-asian="9pt" style:font-name-complex="Arial" style:font-size-complex="9pt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name-complex="Arial" style:font-size-complex="8pt"/>
    </style:style>
    <style:style style:name="P7" style:family="paragraph" style:parent-style-name="Standard">
      <style:paragraph-properties fo:margin-left="0.7cm" fo:margin-right="0cm" fo:text-indent="-0.7cm" style:auto-text-indent="false"/>
      <style:text-properties style:font-name="Arial" style:font-name-complex="Arial"/>
    </style:style>
    <style:style style:name="P8" style:family="paragraph" style:parent-style-name="Standard">
      <style:paragraph-properties fo:margin-left="0.7cm" fo:margin-right="0cm" fo:text-indent="-0.7cm" style:auto-text-indent="false"/>
      <style:text-properties style:font-name="Arial" fo:font-size="9pt" fo:language="none" fo:country="none" style:font-size-asian="9pt" style:language-asian="none" style:country-asian="none" style:font-name-complex="Arial"/>
    </style:style>
    <style:style style:name="P9" style:family="paragraph" style:parent-style-name="Standard" style:master-page-name="Standard">
      <style:paragraph-properties fo:margin-left="0.7cm" fo:margin-right="0cm" fo:text-indent="-0.7cm" style:auto-text-indent="false" style:page-number="auto"/>
      <style:text-properties style:font-name="Arial" style:font-name-complex="Arial"/>
    </style:style>
    <style:style style:name="P10" style:family="paragraph" style:parent-style-name="Standard">
      <style:paragraph-properties fo:margin-top="0.035cm" fo:margin-bottom="0cm" fo:text-align="center" style:justify-single-word="false"/>
      <style:text-properties style:font-name="Arial" fo:font-size="8pt" style:font-size-asian="8pt" style:font-name-complex="Arial" style:font-size-complex="8pt"/>
    </style:style>
    <style:style style:name="P11" style:family="paragraph" style:parent-style-name="Standard">
      <style:paragraph-properties fo:margin-top="0.035cm" fo:margin-bottom="0cm" fo:text-align="center" style:justify-single-word="false" style:snap-to-layout-grid="false"/>
      <style:text-properties style:font-name="Arial" fo:font-size="8pt" style:font-size-asian="8pt" style:font-name-complex="Arial" style:font-size-complex="8pt"/>
    </style:style>
    <style:style style:name="P12" style:family="paragraph" style:parent-style-name="Heading_20_6">
      <style:paragraph-properties fo:margin-top="0.035cm" fo:margin-bottom="0cm"/>
      <style:text-properties fo:font-weight="normal" style:font-weight-asian="normal" style:font-name-complex="Arial" style:font-size-complex="8pt"/>
    </style:style>
    <style:style style:name="P13" style:family="paragraph" style:parent-style-name="Heading_20_3">
      <style:paragraph-properties fo:text-align="center" style:justify-single-word="false" style:snap-to-layout-grid="false"/>
      <style:text-properties style:font-name="Arial" fo:font-size="10pt" style:font-size-asian="10pt" style:font-name-complex="Arial"/>
    </style:style>
    <style:style style:name="P14" style:family="paragraph" style:parent-style-name="Heading_20_3">
      <style:paragraph-properties fo:margin-top="0.035cm" fo:margin-bottom="0cm" fo:text-align="center" style:justify-single-word="false"/>
      <style:text-properties style:font-name="Arial" fo:font-size="8pt" fo:font-weight="normal" style:font-size-asian="8pt" style:font-weight-asian="normal" style:font-name-complex="Arial"/>
    </style:style>
    <style:style style:name="P15" style:family="paragraph" style:parent-style-name="Heading_20_3">
      <style:paragraph-properties fo:margin-top="0.035cm" fo:margin-bottom="0cm" fo:text-align="center" style:justify-single-word="false" style:snap-to-layout-grid="false"/>
      <style:text-properties style:font-name="Arial" fo:font-size="8pt" fo:font-weight="normal" style:font-size-asian="8pt" style:font-weight-asian="normal" style:font-name-complex="Arial" style:font-size-complex="8pt"/>
    </style:style>
    <style:style style:name="P16" style:family="paragraph" style:parent-style-name="Heading_20_5">
      <style:paragraph-properties fo:margin-top="0.035cm" fo:margin-bottom="0cm" style:snap-to-layout-grid="false"/>
      <style:text-properties style:font-name="Arial" fo:font-size="8pt" fo:font-weight="normal" style:font-size-asian="8pt" style:font-weight-asian="normal" style:font-name-complex="Arial" style:font-size-complex="8pt"/>
    </style:style>
    <style:style style:name="P17" style:family="paragraph" style:parent-style-name="Heading_20_1">
      <style:paragraph-properties style:snap-to-layout-grid="false"/>
      <style:text-properties style:font-name="Arial" fo:font-size="10pt" style:font-size-asian="10pt" style:font-name-complex="Arial"/>
    </style:style>
    <style:style style:name="P18" style:family="paragraph" style:parent-style-name="Heading_20_1">
      <style:paragraph-properties fo:margin-top="0.035cm" fo:margin-bottom="0cm" style:snap-to-layout-grid="false"/>
      <style:text-properties style:font-name="Arial" fo:font-size="8pt" fo:font-weight="normal" style:font-size-asian="8pt" style:font-weight-asian="normal" style:font-name-complex="Arial"/>
    </style:style>
    <style:style style:name="P19" style:family="paragraph" style:parent-style-name="Recuo_20_de_20_corpo_20_de_20_texto_20_3">
      <style:text-properties style:font-name="Arial" fo:font-size="10pt" style:font-size-asian="10pt" style:font-name-complex="Arial"/>
    </style:style>
    <style:style style:name="P20" style:family="paragraph" style:parent-style-name="Recuo_20_de_20_corpo_20_de_20_texto_20_3">
      <style:paragraph-properties fo:margin-top="0cm" fo:margin-bottom="0.423cm"/>
      <style:text-properties style:font-name="Arial" fo:font-size="10pt" style:font-size-asian="10pt" style:font-name-complex="Arial"/>
    </style:style>
    <style:style style:name="P21" style:family="paragraph" style:parent-style-name="Header">
      <style:paragraph-properties style:snap-to-layout-grid="false"/>
    </style:style>
    <style:style style:name="P22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23" style:family="paragraph" style:parent-style-name="Header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" style:font-size-complex="18pt"/>
    </style:style>
    <style:style style:name="P24" style:family="paragraph" style:parent-style-name="Header">
      <style:paragraph-properties fo:margin-top="0cm" fo:margin-bottom="0.212cm" fo:text-align="center" style:justify-single-word="false"/>
      <style:text-properties style:font-name="Arial" fo:font-size="11pt" style:font-size-asian="11pt" style:font-name-complex="Arial" style:font-size-complex="11pt"/>
    </style:style>
    <style:style style:name="P25" style:family="paragraph" style:parent-style-name="Text_20_body_20_indent">
      <style:paragraph-properties fo:margin-left="0cm" fo:margin-right="0cm" fo:margin-top="0.106cm" fo:margin-bottom="0.176cm" fo:text-indent="0cm" style:auto-text-indent="false"/>
      <style:text-properties style:font-name="Arial" fo:font-size="10pt" fo:font-style="italic" fo:font-weight="bold" style:font-size-asian="10pt" style:font-style-asian="italic" style:font-weight-asian="bold" style:font-name-complex="Arial"/>
    </style:style>
    <style:style style:name="P26" style:family="paragraph" style:parent-style-name="Corpo_20_de_20_texto_20_2">
      <style:paragraph-properties fo:margin-top="0.035cm" fo:margin-bottom="0cm"/>
      <style:text-properties fo:font-weight="normal" style:font-weight-asian="normal" style:font-name-complex="Arial" style:font-size-complex="8pt"/>
    </style:style>
    <style:style style:name="P27" style:family="paragraph" style:parent-style-name="Corpo_20_de_20_texto_20_2">
      <style:paragraph-properties fo:margin-top="0.035cm" fo:margin-bottom="0cm" style:snap-to-layout-grid="false"/>
      <style:text-properties fo:font-weight="normal" style:font-weight-asian="normal" style:font-name-complex="Arial" style:font-size-complex="8pt"/>
    </style:style>
    <style:style style:name="P28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weight="bold" style:font-weight-asian="bold" style:font-name-complex="Arial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2" fo:column-gap="0.501cm">
          <style:column style:rel-width="32767*" fo:start-indent="0cm" fo:end-indent="0.25cm"/>
          <style:column style:rel-width="32767*" fo:start-indent="0.25cm" fo:end-indent="0cm"/>
        </style:columns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ção1">
        <text:p text:style-name="P9">01) Entre no OpenOffice;</text:p>
        <text:p text:style-name="P7">02) Selecione o menu “Arquivo”;</text:p>
        <text:p text:style-name="P7">03) Selecione a opção “Novo”;</text:p>
        <text:p text:style-name="P7">04) Clique na opção “Etiquetas”;</text:p>
        <text:p text:style-name="P7">05) Selecione a guia “Formato”;</text:p>
        <text:p text:style-name="P7">06) Insira os parâmetros da sua etiqueta conforme a tabela abaixo;</text:p>
        <text:p text:style-name="P7">07) Selecione a guia “Etiquetas”;</text:p>
        <text:p text:style-name="P19">08) No quadro “Texto da etiqueta”, digite o texto a ser impresso nas etiquetas;</text:p>
        <text:p text:style-name="P20">09) Clique no botão “Novo documento”;</text:p>
        <text:p text:style-name="P20">10) Formate a etiqueta de acordo com suas necessidades (fonte, tamanho, cor, etc.);</text:p>
        <text:p text:style-name="P8"><draw:custom-shape text:anchor-type="char" draw:z-index="1" draw:style-name="gr1" draw:text-style-name="P28" svg:width="8.944cm" svg:height="2.548cm" svg:x="-0.132cm" svg:y="0.136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  <text:p text:style-name="P1"><text:span text:style-name="T1">Obs:</text:span> Somente para usuários de etiquetas no formato A4:</text:p>
        <text:p text:style-name="P4">Após clicar no botão “Novo documento” (passo 09), clique no menu “Formatar”, e em seguida clique na opção “Página”. Altere o tamanho da página para A4.</text:p>
        <text:p text:style-name="P25"/>
      </text:section>
      <text:section text:style-name="Sect2" text:name="Seção2"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column table:style-name="Tabela1.C"/>
          <table:table-column table:style-name="Tabela1.E"/>
          <table:table-column table:style-name="Tabela1.D"/>
          <table:table-column table:style-name="Tabela1.I"/>
          <table:table-row table:style-name="Tabela1.1">
            <table:table-cell table:style-name="Tabela1.A1" table:number-columns-spanned="9" office:value-type="string">
              <text:h text:style-name="P17" text:outline-level="1">FOLHAS TAMANHO CARTA - 21,59 X 27,94 cm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">
            <table:table-cell table:style-name="Tabela1.A2" office:value-type="string">
              <text:h text:style-name="P18" text:outline-level="1">Código</text:h>
              <text:h text:style-name="P14" text:outline-level="3">Pimaco</text:h>
            </table:table-cell>
            <table:table-cell table:style-name="Tabela1.B2" office:value-type="string">
              <text:p text:style-name="P11">Espaçamento Horizontal</text:p>
            </table:table-cell>
            <table:table-cell table:style-name="Tabela1.A2" office:value-type="string">
              <text:p text:style-name="P27">Espaçamento</text:p>
              <text:p text:style-name="P26">Vertical</text:p>
            </table:table-cell>
            <table:table-cell table:style-name="Tabela1.D2" office:value-type="string">
              <text:h text:style-name="P16" text:outline-level="5">Largura</text:h>
            </table:table-cell>
            <table:table-cell table:style-name="Tabela1.E2" office:value-type="string">
              <text:p text:style-name="P11">Altura</text:p>
            </table:table-cell>
            <table:table-cell table:style-name="Tabela1.B2" office:value-type="string">
              <text:h text:style-name="P15" text:outline-level="3">Margem</text:h>
              <text:h text:style-name="P12" text:outline-level="6">Esquerda</text:h>
            </table:table-cell>
            <table:table-cell table:style-name="Tabela1.A2" office:value-type="string">
              <text:h text:style-name="P15" text:outline-level="3">Margem</text:h>
              <text:p text:style-name="P10">Superior</text:p>
            </table:table-cell>
            <table:table-cell table:style-name="Tabela1.D2" office:value-type="string">
              <text:p text:style-name="P11">Colunas</text:p>
            </table:table-cell>
            <table:table-cell table:style-name="Tabela1.I2" office:value-type="string">
              <text:p text:style-name="P11">Linhas</text:p>
            </table:table-cell>
          </table:table-row>
          <table:table-row table:style-name="Tabela1.1">
            <table:table-cell table:style-name="Tabela1.A3" office:value-type="string">
              <text:p text:style-name="P5">3080/3180</text:p>
            </table:table-cell>
            <table:table-cell table:style-name="Tabela1.B3" office:value-type="string">
              <text:p text:style-name="P5">6,98</text:p>
            </table:table-cell>
            <table:table-cell table:style-name="Tabela1.C3" office:value-type="string">
              <text:p text:style-name="P5">2,54</text:p>
            </table:table-cell>
            <table:table-cell table:style-name="Tabela1.D3" office:value-type="string">
              <text:p text:style-name="P5">6,67</text:p>
            </table:table-cell>
            <table:table-cell table:style-name="Tabela1.E3" office:value-type="string">
              <text:p text:style-name="P5">2,54</text:p>
            </table:table-cell>
            <table:table-cell table:style-name="Tabela1.F3" office:value-type="string">
              <text:p text:style-name="P5">0,48</text:p>
            </table:table-cell>
            <table:table-cell table:style-name="Tabela1.G3" office:value-type="string">
              <text:p text:style-name="P5">1,27</text:p>
            </table:table-cell>
            <table:table-cell table:style-name="Tabela1.H3" office:value-type="string">
              <text:p text:style-name="P5">3</text:p>
            </table:table-cell>
            <table:table-cell table:style-name="Tabela1.I3" office:value-type="string">
              <text:p text:style-name="P5">10</text:p>
            </table:table-cell>
          </table:table-row>
          <table:table-row table:style-name="Tabela1.1">
            <table:table-cell table:style-name="Tabela1.A4" office:value-type="string">
              <text:p text:style-name="P5">3081/3181</text:p>
            </table:table-cell>
            <table:table-cell table:style-name="Tabela1.B4" office:value-type="string">
              <text:p text:style-name="P5">10,68</text:p>
            </table:table-cell>
            <table:table-cell table:style-name="Tabela1.C4" office:value-type="string">
              <text:p text:style-name="P5">2,54</text:p>
            </table:table-cell>
            <table:table-cell table:style-name="Tabela1.D4" office:value-type="string">
              <text:p text:style-name="P5">10,16</text:p>
            </table:table-cell>
            <table:table-cell table:style-name="Tabela1.E4" office:value-type="string">
              <text:p text:style-name="P5">2,54</text:p>
            </table:table-cell>
            <table:table-cell table:style-name="Tabela1.F4" office:value-type="string">
              <text:p text:style-name="P5">0,40</text:p>
            </table:table-cell>
            <table:table-cell table:style-name="Tabela1.G4" office:value-type="string">
              <text:p text:style-name="P5">1,27</text:p>
            </table:table-cell>
            <table:table-cell table:style-name="Tabela1.H4" office:value-type="string">
              <text:p text:style-name="P5">2</text:p>
            </table:table-cell>
            <table:table-cell table:style-name="Tabela1.I4" office:value-type="string">
              <text:p text:style-name="P5">10</text:p>
            </table:table-cell>
          </table:table-row>
          <table:table-row table:style-name="Tabela1.1">
            <table:table-cell table:style-name="Tabela1.A5" office:value-type="string">
              <text:p text:style-name="P5">3082/3182</text:p>
            </table:table-cell>
            <table:table-cell table:style-name="Tabela1.B5" office:value-type="string">
              <text:p text:style-name="P5">10,68</text:p>
            </table:table-cell>
            <table:table-cell table:style-name="Tabela1.C5" office:value-type="string">
              <text:p text:style-name="P5">3,39</text:p>
            </table:table-cell>
            <table:table-cell table:style-name="Tabela1.D5" office:value-type="string">
              <text:p text:style-name="P5">10,16</text:p>
            </table:table-cell>
            <table:table-cell table:style-name="Tabela1.E5" office:value-type="string">
              <text:p text:style-name="P5">3,39</text:p>
            </table:table-cell>
            <table:table-cell table:style-name="Tabela1.F5" office:value-type="string">
              <text:p text:style-name="P5">0,40</text:p>
            </table:table-cell>
            <table:table-cell table:style-name="Tabela1.G5" office:value-type="string">
              <text:p text:style-name="P5">2,12</text:p>
            </table:table-cell>
            <table:table-cell table:style-name="Tabela1.H5" office:value-type="string">
              <text:p text:style-name="P5">2</text:p>
            </table:table-cell>
            <table:table-cell table:style-name="Tabela1.I5" office:value-type="string">
              <text:p text:style-name="P5">7</text:p>
            </table:table-cell>
          </table:table-row>
          <table:table-row table:style-name="Tabela1.1">
            <table:table-cell table:style-name="Tabela1.A6" office:value-type="string">
              <text:p text:style-name="P5">5580A/5580M/5580V</text:p>
            </table:table-cell>
            <table:table-cell table:style-name="Tabela1.B6" office:value-type="string">
              <text:p text:style-name="P5">6,98</text:p>
            </table:table-cell>
            <table:table-cell table:style-name="Tabela1.C6" office:value-type="string">
              <text:p text:style-name="P5">2,54</text:p>
            </table:table-cell>
            <table:table-cell table:style-name="Tabela1.D6" office:value-type="string">
              <text:p text:style-name="P5">6,67</text:p>
            </table:table-cell>
            <table:table-cell table:style-name="Tabela1.E6" office:value-type="string">
              <text:p text:style-name="P5">2,54</text:p>
            </table:table-cell>
            <table:table-cell table:style-name="Tabela1.F6" office:value-type="string">
              <text:p text:style-name="P5">0,48</text:p>
            </table:table-cell>
            <table:table-cell table:style-name="Tabela1.G6" office:value-type="string">
              <text:p text:style-name="P5">1,27</text:p>
            </table:table-cell>
            <table:table-cell table:style-name="Tabela1.H6" office:value-type="string">
              <text:p text:style-name="P5">3</text:p>
            </table:table-cell>
            <table:table-cell table:style-name="Tabela1.I6" office:value-type="string">
              <text:p text:style-name="P5">10</text:p>
            </table:table-cell>
          </table:table-row>
          <table:table-row table:style-name="Tabela1.7">
            <table:table-cell table:style-name="Tabela1.A7" office:value-type="string">
              <text:p text:style-name="P5">6080/6180/ 6280/62580</text:p>
            </table:table-cell>
            <table:table-cell table:style-name="Tabela1.B7" office:value-type="string">
              <text:p text:style-name="P5">6,98</text:p>
            </table:table-cell>
            <table:table-cell table:style-name="Tabela1.C7" office:value-type="string">
              <text:p text:style-name="P5">2,54</text:p>
            </table:table-cell>
            <table:table-cell table:style-name="Tabela1.D7" office:value-type="string">
              <text:p text:style-name="P5">6,67</text:p>
            </table:table-cell>
            <table:table-cell table:style-name="Tabela1.E7" office:value-type="string">
              <text:p text:style-name="P5">2,54</text:p>
            </table:table-cell>
            <table:table-cell table:style-name="Tabela1.F7" office:value-type="string">
              <text:p text:style-name="P5">0,48</text:p>
            </table:table-cell>
            <table:table-cell table:style-name="Tabela1.G7" office:value-type="string">
              <text:p text:style-name="P5">1,27</text:p>
            </table:table-cell>
            <table:table-cell table:style-name="Tabela1.H7" office:value-type="string">
              <text:p text:style-name="P5">3</text:p>
            </table:table-cell>
            <table:table-cell table:style-name="Tabela1.I7" office:value-type="string">
              <text:p text:style-name="P5">10</text:p>
            </table:table-cell>
          </table:table-row>
          <table:table-row table:style-name="Tabela1.7">
            <table:table-cell table:style-name="Tabela1.A8" office:value-type="string">
              <text:p text:style-name="P5">6081/6181/6281/62581</text:p>
            </table:table-cell>
            <table:table-cell table:style-name="Tabela1.B8" office:value-type="string">
              <text:p text:style-name="P5">10,68</text:p>
            </table:table-cell>
            <table:table-cell table:style-name="Tabela1.C8" office:value-type="string">
              <text:p text:style-name="P5">2,54</text:p>
            </table:table-cell>
            <table:table-cell table:style-name="Tabela1.D8" office:value-type="string">
              <text:p text:style-name="P5">10,16</text:p>
            </table:table-cell>
            <table:table-cell table:style-name="Tabela1.E8" office:value-type="string">
              <text:p text:style-name="P5">2,54</text:p>
            </table:table-cell>
            <table:table-cell table:style-name="Tabela1.F8" office:value-type="string">
              <text:p text:style-name="P5">0,40</text:p>
            </table:table-cell>
            <table:table-cell table:style-name="Tabela1.G8" office:value-type="string">
              <text:p text:style-name="P5">1,27</text:p>
            </table:table-cell>
            <table:table-cell table:style-name="Tabela1.H8" office:value-type="string">
              <text:p text:style-name="P5">2</text:p>
            </table:table-cell>
            <table:table-cell table:style-name="Tabela1.I8" office:value-type="string">
              <text:p text:style-name="P5">10</text:p>
            </table:table-cell>
          </table:table-row>
          <table:table-row table:style-name="Tabela1.7">
            <table:table-cell table:style-name="Tabela1.A9" office:value-type="string">
              <text:p text:style-name="P5">6082/6182/6282/62582</text:p>
            </table:table-cell>
            <table:table-cell table:style-name="Tabela1.B9" office:value-type="string">
              <text:p text:style-name="P5">10,68</text:p>
            </table:table-cell>
            <table:table-cell table:style-name="Tabela1.C9" office:value-type="string">
              <text:p text:style-name="P5">3,39</text:p>
            </table:table-cell>
            <table:table-cell table:style-name="Tabela1.D9" office:value-type="string">
              <text:p text:style-name="P5">10,16</text:p>
            </table:table-cell>
            <table:table-cell table:style-name="Tabela1.E9" office:value-type="string">
              <text:p text:style-name="P5">3,39</text:p>
            </table:table-cell>
            <table:table-cell table:style-name="Tabela1.F9" office:value-type="string">
              <text:p text:style-name="P5">0,40</text:p>
            </table:table-cell>
            <table:table-cell table:style-name="Tabela1.G9" office:value-type="string">
              <text:p text:style-name="P5">2,12</text:p>
            </table:table-cell>
            <table:table-cell table:style-name="Tabela1.H9" office:value-type="string">
              <text:p text:style-name="P5">2</text:p>
            </table:table-cell>
            <table:table-cell table:style-name="Tabela1.I9" office:value-type="string">
              <text:p text:style-name="P5">7</text:p>
            </table:table-cell>
          </table:table-row>
          <table:table-row table:style-name="Tabela1.7">
            <table:table-cell table:style-name="Tabela1.A10" office:value-type="string">
              <text:p text:style-name="P5">6083/6183/6283</text:p>
            </table:table-cell>
            <table:table-cell table:style-name="Tabela1.B10" office:value-type="string">
              <text:p text:style-name="P5">10,68</text:p>
            </table:table-cell>
            <table:table-cell table:style-name="Tabela1.C10" office:value-type="string">
              <text:p text:style-name="P5">5,08</text:p>
            </table:table-cell>
            <table:table-cell table:style-name="Tabela1.D10" office:value-type="string">
              <text:p text:style-name="P5">10,16</text:p>
            </table:table-cell>
            <table:table-cell table:style-name="Tabela1.E10" office:value-type="string">
              <text:p text:style-name="P5">5,08</text:p>
            </table:table-cell>
            <table:table-cell table:style-name="Tabela1.F10" office:value-type="string">
              <text:p text:style-name="P5">0,40</text:p>
            </table:table-cell>
            <table:table-cell table:style-name="Tabela1.G10" office:value-type="string">
              <text:p text:style-name="P5">1,27</text:p>
            </table:table-cell>
            <table:table-cell table:style-name="Tabela1.H10" office:value-type="string">
              <text:p text:style-name="P5">2</text:p>
            </table:table-cell>
            <table:table-cell table:style-name="Tabela1.I10" office:value-type="string">
              <text:p text:style-name="P5">5</text:p>
            </table:table-cell>
          </table:table-row>
          <table:table-row table:style-name="Tabela1.7">
            <table:table-cell table:style-name="Tabela1.A11" office:value-type="string">
              <text:p text:style-name="P5">6084/6184/6284</text:p>
            </table:table-cell>
            <table:table-cell table:style-name="Tabela1.B11" office:value-type="string">
              <text:p text:style-name="P5">10,68</text:p>
            </table:table-cell>
            <table:table-cell table:style-name="Tabela1.C11" office:value-type="string">
              <text:p text:style-name="P5">8,47</text:p>
            </table:table-cell>
            <table:table-cell table:style-name="Tabela1.D11" office:value-type="string">
              <text:p text:style-name="P5">10,16</text:p>
            </table:table-cell>
            <table:table-cell table:style-name="Tabela1.E11" office:value-type="string">
              <text:p text:style-name="P5">8,47</text:p>
            </table:table-cell>
            <table:table-cell table:style-name="Tabela1.F11" office:value-type="string">
              <text:p text:style-name="P5">0,40</text:p>
            </table:table-cell>
            <table:table-cell table:style-name="Tabela1.G11" office:value-type="string">
              <text:p text:style-name="P5">1,27</text:p>
            </table:table-cell>
            <table:table-cell table:style-name="Tabela1.H11" office:value-type="string">
              <text:p text:style-name="P5">2</text:p>
            </table:table-cell>
            <table:table-cell table:style-name="Tabela1.I11" office:value-type="string">
              <text:p text:style-name="P5">3</text:p>
            </table:table-cell>
          </table:table-row>
          <table:table-row table:style-name="Tabela1.7">
            <table:table-cell table:style-name="Tabela1.A12" office:value-type="string">
              <text:p text:style-name="P5">6085/6185/6285</text:p>
            </table:table-cell>
            <table:table-cell table:style-name="Tabela1.B12" office:value-type="string">
              <text:p text:style-name="P5">0</text:p>
            </table:table-cell>
            <table:table-cell table:style-name="Tabela1.C12" office:value-type="string">
              <text:p text:style-name="P5">0</text:p>
            </table:table-cell>
            <table:table-cell table:style-name="Tabela1.D12" office:value-type="string">
              <text:p text:style-name="P5">21,59</text:p>
            </table:table-cell>
            <table:table-cell table:style-name="Tabela1.E12" office:value-type="string">
              <text:p text:style-name="P5">27,94</text:p>
            </table:table-cell>
            <table:table-cell table:style-name="Tabela1.F12" office:value-type="string">
              <text:p text:style-name="P5">0</text:p>
            </table:table-cell>
            <table:table-cell table:style-name="Tabela1.G12" office:value-type="string">
              <text:p text:style-name="P5">0</text:p>
            </table:table-cell>
            <table:table-cell table:style-name="Tabela1.H12" office:value-type="string">
              <text:p text:style-name="P5">1</text:p>
            </table:table-cell>
            <table:table-cell table:style-name="Tabela1.I12" office:value-type="string">
              <text:p text:style-name="P5">1</text:p>
            </table:table-cell>
          </table:table-row>
          <table:table-row table:style-name="Tabela1.7">
            <table:table-cell table:style-name="Tabela1.A13" office:value-type="string">
              <text:p text:style-name="P5">6086/6286</text:p>
            </table:table-cell>
            <table:table-cell table:style-name="Tabela1.B13" office:value-type="string">
              <text:p text:style-name="P5">0</text:p>
            </table:table-cell>
            <table:table-cell table:style-name="Tabela1.C13" office:value-type="string">
              <text:p text:style-name="P5">13,81</text:p>
            </table:table-cell>
            <table:table-cell table:style-name="Tabela1.D13" office:value-type="string">
              <text:p text:style-name="P5">21,27</text:p>
            </table:table-cell>
            <table:table-cell table:style-name="Tabela1.E13" office:value-type="string">
              <text:p text:style-name="P5">13,81</text:p>
            </table:table-cell>
            <table:table-cell table:style-name="Tabela1.F13" office:value-type="string">
              <text:p text:style-name="P5">0,16</text:p>
            </table:table-cell>
            <table:table-cell table:style-name="Tabela1.G13" office:value-type="string">
              <text:p text:style-name="P5">0,16</text:p>
            </table:table-cell>
            <table:table-cell table:style-name="Tabela1.H13" office:value-type="string">
              <text:p text:style-name="P5">1</text:p>
            </table:table-cell>
            <table:table-cell table:style-name="Tabela1.I13" office:value-type="string">
              <text:p text:style-name="P5">2</text:p>
            </table:table-cell>
          </table:table-row>
          <table:table-row table:style-name="Tabela1.7">
            <table:table-cell table:style-name="Tabela1.A14" office:value-type="string">
              <text:p text:style-name="P5">6087/6187/6287</text:p>
            </table:table-cell>
            <table:table-cell table:style-name="Tabela1.B14" office:value-type="string">
              <text:p text:style-name="P5">4,75</text:p>
            </table:table-cell>
            <table:table-cell table:style-name="Tabela1.C14" office:value-type="string">
              <text:p text:style-name="P5">1,27</text:p>
            </table:table-cell>
            <table:table-cell table:style-name="Tabela1.D14" office:value-type="string">
              <text:p text:style-name="P5">4,44</text:p>
            </table:table-cell>
            <table:table-cell table:style-name="Tabela1.E14" office:value-type="string">
              <text:p text:style-name="P5">1,27</text:p>
            </table:table-cell>
            <table:table-cell table:style-name="Tabela1.F14" office:value-type="string">
              <text:p text:style-name="P5">1,45</text:p>
            </table:table-cell>
            <table:table-cell table:style-name="Tabela1.G14" office:value-type="string">
              <text:p text:style-name="P5">1,27</text:p>
            </table:table-cell>
            <table:table-cell table:style-name="Tabela1.H14" office:value-type="string">
              <text:p text:style-name="P5">4</text:p>
            </table:table-cell>
            <table:table-cell table:style-name="Tabela1.I14" office:value-type="string">
              <text:p text:style-name="P5">20</text:p>
            </table:table-cell>
          </table:table-row>
          <table:table-row table:style-name="Tabela1.7">
            <table:table-cell table:style-name="Tabela1.A15" office:value-type="string">
              <text:p text:style-name="P5">6088/6288</text:p>
            </table:table-cell>
            <table:table-cell table:style-name="Tabela1.B15" office:value-type="string">
              <text:p text:style-name="P5">10,64</text:p>
            </table:table-cell>
            <table:table-cell table:style-name="Tabela1.C15" office:value-type="string">
              <text:p text:style-name="P5">13,81</text:p>
            </table:table-cell>
            <table:table-cell table:style-name="Tabela1.D15" office:value-type="string">
              <text:p text:style-name="P5">10,64</text:p>
            </table:table-cell>
            <table:table-cell table:style-name="Tabela1.E15" office:value-type="string">
              <text:p text:style-name="P5">13,81</text:p>
            </table:table-cell>
            <table:table-cell table:style-name="Tabela1.F15" office:value-type="string">
              <text:p text:style-name="P5">0,16</text:p>
            </table:table-cell>
            <table:table-cell table:style-name="Tabela1.G15" office:value-type="string">
              <text:p text:style-name="P5">0,16</text:p>
            </table:table-cell>
            <table:table-cell table:style-name="Tabela1.H15" office:value-type="string">
              <text:p text:style-name="P5">2</text:p>
            </table:table-cell>
            <table:table-cell table:style-name="Tabela1.I15" office:value-type="string">
              <text:p text:style-name="P5">2</text:p>
            </table:table-cell>
          </table:table-row>
          <table:table-row table:style-name="Tabela1.7">
            <table:table-cell table:style-name="Tabela1.A16" office:value-type="string">
              <text:p text:style-name="P5">6089</text:p>
            </table:table-cell>
            <table:table-cell table:style-name="Tabela1.B16" office:value-type="string">
              <text:p text:style-name="P5">4,75</text:p>
            </table:table-cell>
            <table:table-cell table:style-name="Tabela1.C16" office:value-type="string">
              <text:p text:style-name="P5">1,69</text:p>
            </table:table-cell>
            <table:table-cell table:style-name="Tabela1.D16" office:value-type="string">
              <text:p text:style-name="P5">4,44</text:p>
            </table:table-cell>
            <table:table-cell table:style-name="Tabela1.E16" office:value-type="string">
              <text:p text:style-name="P5">1,69</text:p>
            </table:table-cell>
            <table:table-cell table:style-name="Tabela1.F16" office:value-type="string">
              <text:p text:style-name="P5">1,45</text:p>
            </table:table-cell>
            <table:table-cell table:style-name="Tabela1.G16" office:value-type="string">
              <text:p text:style-name="P5">1,27</text:p>
            </table:table-cell>
            <table:table-cell table:style-name="Tabela1.H16" office:value-type="string">
              <text:p text:style-name="P5">4</text:p>
            </table:table-cell>
            <table:table-cell table:style-name="Tabela1.I16" office:value-type="string">
              <text:p text:style-name="P5">15</text:p>
            </table:table-cell>
          </table:table-row>
          <table:table-row table:style-name="Tabela1.7">
            <table:table-cell table:style-name="Tabela1.A17" office:value-type="string">
              <text:p text:style-name="P5">6092</text:p>
            </table:table-cell>
            <table:table-cell table:style-name="Tabela1.B17" office:value-type="string">
              <text:p text:style-name="P5">2,91</text:p>
            </table:table-cell>
            <table:table-cell table:style-name="Tabela1.C17" office:value-type="string">
              <text:p text:style-name="P5">2,89</text:p>
            </table:table-cell>
            <table:table-cell table:style-name="Tabela1.D17" office:value-type="string">
              <text:p text:style-name="P5">1,70</text:p>
            </table:table-cell>
            <table:table-cell table:style-name="Tabela1.E17" office:value-type="string">
              <text:p text:style-name="P5">1,70</text:p>
            </table:table-cell>
            <table:table-cell table:style-name="Tabela1.F17" office:value-type="string">
              <text:p text:style-name="P5">1,30</text:p>
            </table:table-cell>
            <table:table-cell table:style-name="Tabela1.G17" office:value-type="string">
              <text:p text:style-name="P5">1,69</text:p>
            </table:table-cell>
            <table:table-cell table:style-name="Tabela1.H17" office:value-type="string">
              <text:p text:style-name="P5">7</text:p>
            </table:table-cell>
            <table:table-cell table:style-name="Tabela1.I17" office:value-type="string">
              <text:p text:style-name="P5">9</text:p>
            </table:table-cell>
          </table:table-row>
          <table:table-row table:style-name="Tabela1.7">
            <table:table-cell table:style-name="Tabela1.A18" office:value-type="string">
              <text:p text:style-name="P5">6093/6293</text:p>
            </table:table-cell>
            <table:table-cell table:style-name="Tabela1.B18" office:value-type="string">
              <text:p text:style-name="P5">5,20</text:p>
            </table:table-cell>
            <table:table-cell table:style-name="Tabela1.C18" office:value-type="string">
              <text:p text:style-name="P5">4,41</text:p>
            </table:table-cell>
            <table:table-cell table:style-name="Tabela1.D18" office:value-type="string">
              <text:p text:style-name="P5">3,10</text:p>
            </table:table-cell>
            <table:table-cell table:style-name="Tabela1.E18" office:value-type="string">
              <text:p text:style-name="P5">2,74</text:p>
            </table:table-cell>
            <table:table-cell table:style-name="Tabela1.F18" office:value-type="string">
              <text:p text:style-name="P5">1,45</text:p>
            </table:table-cell>
            <table:table-cell table:style-name="Tabela1.G18" office:value-type="string">
              <text:p text:style-name="P5">1,51</text:p>
            </table:table-cell>
            <table:table-cell table:style-name="Tabela1.H18" office:value-type="string">
              <text:p text:style-name="P5">4</text:p>
            </table:table-cell>
            <table:table-cell table:style-name="Tabela1.I18" office:value-type="string">
              <text:p text:style-name="P5">6</text:p>
            </table:table-cell>
          </table:table-row>
          <table:table-row table:style-name="Tabela1.7">
            <table:table-cell table:style-name="Tabela1.A19" office:value-type="string">
              <text:p text:style-name="P5">6094</text:p>
            </table:table-cell>
            <table:table-cell table:style-name="Tabela1.B19" office:value-type="string">
              <text:p text:style-name="P5">6,75</text:p>
            </table:table-cell>
            <table:table-cell table:style-name="Tabela1.C19" office:value-type="string">
              <text:p text:style-name="P5">6,60</text:p>
            </table:table-cell>
            <table:table-cell table:style-name="Tabela1.D19" office:value-type="string">
              <text:p text:style-name="P5">4,35</text:p>
            </table:table-cell>
            <table:table-cell table:style-name="Tabela1.E19" office:value-type="string">
              <text:p text:style-name="P5">4,85</text:p>
            </table:table-cell>
            <table:table-cell table:style-name="Tabela1.F19" office:value-type="string">
              <text:p text:style-name="P5">1,90</text:p>
            </table:table-cell>
            <table:table-cell table:style-name="Tabela1.G19" office:value-type="string">
              <text:p text:style-name="P5">1,67</text:p>
            </table:table-cell>
            <table:table-cell table:style-name="Tabela1.H19" office:value-type="string">
              <text:p text:style-name="P5">3</text:p>
            </table:table-cell>
            <table:table-cell table:style-name="Tabela1.I19" office:value-type="string">
              <text:p text:style-name="P5">4</text:p>
            </table:table-cell>
          </table:table-row>
          <table:table-row table:style-name="Tabela1.7">
            <table:table-cell table:style-name="Tabela1.A20" office:value-type="string">
              <text:p text:style-name="P5">6095</text:p>
            </table:table-cell>
            <table:table-cell table:style-name="Tabela1.B20" office:value-type="string">
              <text:p text:style-name="P5">9,63</text:p>
            </table:table-cell>
            <table:table-cell table:style-name="Tabela1.C20" office:value-type="string">
              <text:p text:style-name="P5">5,93</text:p>
            </table:table-cell>
            <table:table-cell table:style-name="Tabela1.D20" office:value-type="string">
              <text:p text:style-name="P5">8,57</text:p>
            </table:table-cell>
            <table:table-cell table:style-name="Tabela1.E20" office:value-type="string">
              <text:p text:style-name="P5">5,93</text:p>
            </table:table-cell>
            <table:table-cell table:style-name="Tabela1.F20" office:value-type="string">
              <text:p text:style-name="P5">1,70</text:p>
            </table:table-cell>
            <table:table-cell table:style-name="Tabela1.G20" office:value-type="string">
              <text:p text:style-name="P5">2,12</text:p>
            </table:table-cell>
            <table:table-cell table:style-name="Tabela1.H20" office:value-type="string">
              <text:p text:style-name="P5">2</text:p>
            </table:table-cell>
            <table:table-cell table:style-name="Tabela1.I20" office:value-type="string">
              <text:p text:style-name="P5">4</text:p>
            </table:table-cell>
          </table:table-row>
          <table:table-row table:style-name="Tabela1.7">
            <table:table-cell table:style-name="Tabela1.A21" office:value-type="string">
              <text:p text:style-name="P5">8096/8196/8296</text:p>
            </table:table-cell>
            <table:table-cell table:style-name="Tabela1.B21" office:value-type="string">
              <text:p text:style-name="P5">6,98</text:p>
            </table:table-cell>
            <table:table-cell table:style-name="Tabela1.C21" office:value-type="string">
              <text:p text:style-name="P5">7,62</text:p>
            </table:table-cell>
            <table:table-cell table:style-name="Tabela1.D21" office:value-type="string">
              <text:p text:style-name="P5">6,98</text:p>
            </table:table-cell>
            <table:table-cell table:style-name="Tabela1.E21" office:value-type="string">
              <text:p text:style-name="P5">6,98</text:p>
            </table:table-cell>
            <table:table-cell table:style-name="Tabela1.F21" office:value-type="string">
              <text:p text:style-name="P5">0,32</text:p>
            </table:table-cell>
            <table:table-cell table:style-name="Tabela1.G21" office:value-type="string">
              <text:p text:style-name="P5">1,27</text:p>
            </table:table-cell>
            <table:table-cell table:style-name="Tabela1.H21" office:value-type="string">
              <text:p text:style-name="P5">3</text:p>
            </table:table-cell>
            <table:table-cell table:style-name="Tabela1.I21" office:value-type="string">
              <text:p text:style-name="P5">3</text:p>
            </table:table-cell>
          </table:table-row>
          <table:table-row table:style-name="Tabela1.7">
            <table:table-cell table:style-name="Tabela1.A22" office:value-type="string">
              <text:p text:style-name="P5">8098</text:p>
            </table:table-cell>
            <table:table-cell table:style-name="Tabela1.B22" office:value-type="string">
              <text:p text:style-name="P5">10,16</text:p>
            </table:table-cell>
            <table:table-cell table:style-name="Tabela1.C22" office:value-type="string">
              <text:p text:style-name="P5">4,23</text:p>
            </table:table-cell>
            <table:table-cell table:style-name="Tabela1.D22" office:value-type="string">
              <text:p text:style-name="P5">8,89</text:p>
            </table:table-cell>
            <table:table-cell table:style-name="Tabela1.E22" office:value-type="string">
              <text:p text:style-name="P5">4,23</text:p>
            </table:table-cell>
            <table:table-cell table:style-name="Tabela1.F22" office:value-type="string">
              <text:p text:style-name="P5">1,27</text:p>
            </table:table-cell>
            <table:table-cell table:style-name="Tabela1.G22" office:value-type="string">
              <text:p text:style-name="P5">1,27</text:p>
            </table:table-cell>
            <table:table-cell table:style-name="Tabela1.H22" office:value-type="string">
              <text:p text:style-name="P5">2</text:p>
            </table:table-cell>
            <table:table-cell table:style-name="Tabela1.I22" office:value-type="string">
              <text:p text:style-name="P5">6</text:p>
            </table:table-cell>
          </table:table-row>
          <table:table-row table:style-name="Tabela1.7">
            <table:table-cell table:style-name="Tabela1.A23" office:value-type="string">
              <text:p text:style-name="P5">8099F</text:p>
            </table:table-cell>
            <table:table-cell table:style-name="Tabela1.B23" office:value-type="string">
              <text:p text:style-name="P5">8,38</text:p>
            </table:table-cell>
            <table:table-cell table:style-name="Tabela1.C23" office:value-type="string">
              <text:p text:style-name="P5">4,66</text:p>
            </table:table-cell>
            <table:table-cell table:style-name="Tabela1.D23" office:value-type="string">
              <text:p text:style-name="P5">7,78</text:p>
            </table:table-cell>
            <table:table-cell table:style-name="Tabela1.E23" office:value-type="string">
              <text:p text:style-name="P5">4,66</text:p>
            </table:table-cell>
            <table:table-cell table:style-name="Tabela1.F23" office:value-type="string">
              <text:p text:style-name="P5">2,72</text:p>
            </table:table-cell>
            <table:table-cell table:style-name="Tabela1.G23" office:value-type="string">
              <text:p text:style-name="P5">2,33</text:p>
            </table:table-cell>
            <table:table-cell table:style-name="Tabela1.H23" office:value-type="string">
              <text:p text:style-name="P5">2</text:p>
            </table:table-cell>
            <table:table-cell table:style-name="Tabela1.I23" office:value-type="string">
              <text:p text:style-name="P5">5</text:p>
            </table:table-cell>
          </table:table-row>
          <table:table-row table:style-name="Tabela1.7">
            <table:table-cell table:style-name="Tabela1.A24" office:value-type="string">
              <text:p text:style-name="P5">8099L</text:p>
            </table:table-cell>
            <table:table-cell table:style-name="Tabela1.B24" office:value-type="string">
              <text:p text:style-name="P5">14,76</text:p>
            </table:table-cell>
            <table:table-cell table:style-name="Tabela1.C24" office:value-type="string">
              <text:p text:style-name="P5">1,69</text:p>
            </table:table-cell>
            <table:table-cell table:style-name="Tabela1.D24" office:value-type="string">
              <text:p text:style-name="P5">14,76</text:p>
            </table:table-cell>
            <table:table-cell table:style-name="Tabela1.E24" office:value-type="string">
              <text:p text:style-name="P5">1,69</text:p>
            </table:table-cell>
            <table:table-cell table:style-name="Tabela1.F24" office:value-type="string">
              <text:p text:style-name="P5">3,41</text:p>
            </table:table-cell>
            <table:table-cell table:style-name="Tabela1.G24" office:value-type="string">
              <text:p text:style-name="P5">1,27</text:p>
            </table:table-cell>
            <table:table-cell table:style-name="Tabela1.H24" office:value-type="string">
              <text:p text:style-name="P5">1</text:p>
            </table:table-cell>
            <table:table-cell table:style-name="Tabela1.I24" office:value-type="string">
              <text:p text:style-name="P5">15</text:p>
            </table:table-cell>
          </table:table-row>
          <table:table-row table:style-name="Tabela1.1">
            <table:table-cell table:style-name="Tabela1.A25" table:number-columns-spanned="9" office:value-type="string">
              <text:h text:style-name="P13" text:outline-level="3">FOLHAS TAMANHO A4 – 21,0 X 29,7 cm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">
            <table:table-cell table:style-name="Tabela1.A26" office:value-type="string">
              <text:p text:style-name="P2">A4048/A4248/A4348</text:p>
            </table:table-cell>
            <table:table-cell table:style-name="Tabela1.B26" office:value-type="string">
              <text:p text:style-name="P2">3,30</text:p>
            </table:table-cell>
            <table:table-cell table:style-name="Tabela1.C26" office:value-type="string">
              <text:p text:style-name="P2">1,70</text:p>
            </table:table-cell>
            <table:table-cell table:style-name="Tabela1.D26" office:value-type="string">
              <text:p text:style-name="P2">3,10</text:p>
            </table:table-cell>
            <table:table-cell table:style-name="Tabela1.E26" office:value-type="string">
              <text:p text:style-name="P2">1,70</text:p>
            </table:table-cell>
            <table:table-cell table:style-name="Tabela1.F26" office:value-type="string">
              <text:p text:style-name="P2">0,7</text:p>
            </table:table-cell>
            <table:table-cell table:style-name="Tabela1.G26" office:value-type="string">
              <text:p text:style-name="P2">1,25</text:p>
            </table:table-cell>
            <table:table-cell table:style-name="Tabela1.H26" office:value-type="string">
              <text:p text:style-name="P2">6</text:p>
            </table:table-cell>
            <table:table-cell table:style-name="Tabela1.I26" office:value-type="string">
              <text:p text:style-name="P2">16</text:p>
            </table:table-cell>
          </table:table-row>
          <table:table-row table:style-name="Tabela1.7">
            <table:table-cell table:style-name="Tabela1.A27" office:value-type="string">
              <text:p text:style-name="P2">A4049/A4249/A4349</text:p>
            </table:table-cell>
            <table:table-cell table:style-name="Tabela1.B27" office:value-type="string">
              <text:p text:style-name="P2">2,80</text:p>
            </table:table-cell>
            <table:table-cell table:style-name="Tabela1.C27" office:value-type="string">
              <text:p text:style-name="P2">1,50</text:p>
            </table:table-cell>
            <table:table-cell table:style-name="Tabela1.D27" office:value-type="string">
              <text:p text:style-name="P2">2,60</text:p>
            </table:table-cell>
            <table:table-cell table:style-name="Tabela1.E27" office:value-type="string">
              <text:p text:style-name="P2">1,50</text:p>
            </table:table-cell>
            <table:table-cell table:style-name="Tabela1.F27" office:value-type="string">
              <text:p text:style-name="P2">0,8</text:p>
            </table:table-cell>
            <table:table-cell table:style-name="Tabela1.G27" office:value-type="string">
              <text:p text:style-name="P2">1,35</text:p>
            </table:table-cell>
            <table:table-cell table:style-name="Tabela1.H27" office:value-type="string">
              <text:p text:style-name="P2">7</text:p>
            </table:table-cell>
            <table:table-cell table:style-name="Tabela1.I27" office:value-type="string">
              <text:p text:style-name="P2">18</text:p>
            </table:table-cell>
          </table:table-row>
          <table:table-row table:style-name="Tabela1.7">
            <table:table-cell table:style-name="Tabela1.A28" office:value-type="string">
              <text:p text:style-name="P2">A4050/A4250/A4350</text:p>
            </table:table-cell>
            <table:table-cell table:style-name="Tabela1.B28" office:value-type="string">
              <text:p text:style-name="P2">10,16</text:p>
            </table:table-cell>
            <table:table-cell table:style-name="Tabela1.C28" office:value-type="string">
              <text:p text:style-name="P2">5,58</text:p>
            </table:table-cell>
            <table:table-cell table:style-name="Tabela1.D28" office:value-type="string">
              <text:p text:style-name="P2">9,90</text:p>
            </table:table-cell>
            <table:table-cell table:style-name="Tabela1.E28" office:value-type="string">
              <text:p text:style-name="P2">5,58</text:p>
            </table:table-cell>
            <table:table-cell table:style-name="Tabela1.F28" office:value-type="string">
              <text:p text:style-name="P2">0,47</text:p>
            </table:table-cell>
            <table:table-cell table:style-name="Tabela1.G28" office:value-type="string">
              <text:p text:style-name="P2">0,9</text:p>
            </table:table-cell>
            <table:table-cell table:style-name="Tabela1.H28" office:value-type="string">
              <text:p text:style-name="P2">2</text:p>
            </table:table-cell>
            <table:table-cell table:style-name="Tabela1.I28" office:value-type="string">
              <text:p text:style-name="P2">5</text:p>
            </table:table-cell>
          </table:table-row>
          <table:table-row table:style-name="Tabela1.7">
            <table:table-cell table:style-name="Tabela1.A29" office:value-type="string">
              <text:p text:style-name="P2">A4051/A4251/A4351</text:p>
            </table:table-cell>
            <table:table-cell table:style-name="Tabela1.B29" office:value-type="string">
              <text:p text:style-name="P2">4,07</text:p>
            </table:table-cell>
            <table:table-cell table:style-name="Tabela1.C29" office:value-type="string">
              <text:p text:style-name="P2">2,12</text:p>
            </table:table-cell>
            <table:table-cell table:style-name="Tabela1.D29" office:value-type="string">
              <text:p text:style-name="P2">3,82</text:p>
            </table:table-cell>
            <table:table-cell table:style-name="Tabela1.E29" office:value-type="string">
              <text:p text:style-name="P2">2,12</text:p>
            </table:table-cell>
            <table:table-cell table:style-name="Tabela1.F29" office:value-type="string">
              <text:p text:style-name="P2">0,45</text:p>
            </table:table-cell>
            <table:table-cell table:style-name="Tabela1.G29" office:value-type="string">
              <text:p text:style-name="P2">1,07</text:p>
            </table:table-cell>
            <table:table-cell table:style-name="Tabela1.H29" office:value-type="string">
              <text:p text:style-name="P2">5</text:p>
            </table:table-cell>
            <table:table-cell table:style-name="Tabela1.I29" office:value-type="string">
              <text:p text:style-name="P2">13</text:p>
            </table:table-cell>
          </table:table-row>
          <table:table-row table:style-name="Tabela1.7">
            <table:table-cell table:style-name="Tabela1.A30" office:value-type="string">
              <text:p text:style-name="P6">A4054/A4254/A4354/A4054R</text:p>
            </table:table-cell>
            <table:table-cell table:style-name="Tabela1.B30" office:value-type="string">
              <text:p text:style-name="P2">10,16</text:p>
            </table:table-cell>
            <table:table-cell table:style-name="Tabela1.C30" office:value-type="string">
              <text:p text:style-name="P2">2,54</text:p>
            </table:table-cell>
            <table:table-cell table:style-name="Tabela1.D30" office:value-type="string">
              <text:p text:style-name="P2">9,90</text:p>
            </table:table-cell>
            <table:table-cell table:style-name="Tabela1.E30" office:value-type="string">
              <text:p text:style-name="P2">2,54</text:p>
            </table:table-cell>
            <table:table-cell table:style-name="Tabela1.F30" office:value-type="string">
              <text:p text:style-name="P2">0,47</text:p>
            </table:table-cell>
            <table:table-cell table:style-name="Tabela1.G30" office:value-type="string">
              <text:p text:style-name="P2">0,88</text:p>
            </table:table-cell>
            <table:table-cell table:style-name="Tabela1.H30" office:value-type="string">
              <text:p text:style-name="P2">2</text:p>
            </table:table-cell>
            <table:table-cell table:style-name="Tabela1.I30" office:value-type="string">
              <text:p text:style-name="P2">11</text:p>
            </table:table-cell>
          </table:table-row>
          <table:table-row table:style-name="Tabela1.7">
            <table:table-cell table:style-name="Tabela1.A31" office:value-type="string">
              <text:p text:style-name="P2">A4055/A4255/A4355</text:p>
            </table:table-cell>
            <table:table-cell table:style-name="Tabela1.B31" office:value-type="string">
              <text:p text:style-name="P2">6,61</text:p>
            </table:table-cell>
            <table:table-cell table:style-name="Tabela1.C31" office:value-type="string">
              <text:p text:style-name="P2">3,10</text:p>
            </table:table-cell>
            <table:table-cell table:style-name="Tabela1.D31" office:value-type="string">
              <text:p text:style-name="P2">6,35</text:p>
            </table:table-cell>
            <table:table-cell table:style-name="Tabela1.E31" office:value-type="string">
              <text:p text:style-name="P2">3,10</text:p>
            </table:table-cell>
            <table:table-cell table:style-name="Tabela1.F31" office:value-type="string">
              <text:p text:style-name="P2">0,72</text:p>
            </table:table-cell>
            <table:table-cell table:style-name="Tabela1.G31" office:value-type="string">
              <text:p text:style-name="P2">0,9</text:p>
            </table:table-cell>
            <table:table-cell table:style-name="Tabela1.H31" office:value-type="string">
              <text:p text:style-name="P2">3</text:p>
            </table:table-cell>
            <table:table-cell table:style-name="Tabela1.I31" office:value-type="string">
              <text:p text:style-name="P2">9</text:p>
            </table:table-cell>
          </table:table-row>
          <table:table-row table:style-name="Tabela1.7">
            <table:table-cell table:style-name="Tabela1.A32" office:value-type="string">
              <text:p text:style-name="P6">A4056/A4256/A4356/A4056R</text:p>
            </table:table-cell>
            <table:table-cell table:style-name="Tabela1.B32" office:value-type="string">
              <text:p text:style-name="P2">6,61</text:p>
            </table:table-cell>
            <table:table-cell table:style-name="Tabela1.C32" office:value-type="string">
              <text:p text:style-name="P2">2,54</text:p>
            </table:table-cell>
            <table:table-cell table:style-name="Tabela1.D32" office:value-type="string">
              <text:p text:style-name="P2">6,35</text:p>
            </table:table-cell>
            <table:table-cell table:style-name="Tabela1.E32" office:value-type="string">
              <text:p text:style-name="P2">2,54</text:p>
            </table:table-cell>
            <table:table-cell table:style-name="Tabela1.F32" office:value-type="string">
              <text:p text:style-name="P2">0,72</text:p>
            </table:table-cell>
            <table:table-cell table:style-name="Tabela1.G32" office:value-type="string">
              <text:p text:style-name="P2">0,88</text:p>
            </table:table-cell>
            <table:table-cell table:style-name="Tabela1.H32" office:value-type="string">
              <text:p text:style-name="P2">3</text:p>
            </table:table-cell>
            <table:table-cell table:style-name="Tabela1.I32" office:value-type="string">
              <text:p text:style-name="P2">11</text:p>
            </table:table-cell>
          </table:table-row>
          <table:table-row table:style-name="Tabela1.7">
            <table:table-cell table:style-name="Tabela1.A33" office:value-type="string">
              <text:p text:style-name="P2">A4060/A4260/A4360</text:p>
            </table:table-cell>
            <table:table-cell table:style-name="Tabela1.B33" office:value-type="string">
              <text:p text:style-name="P2">6,61</text:p>
            </table:table-cell>
            <table:table-cell table:style-name="Tabela1.C33" office:value-type="string">
              <text:p text:style-name="P2">3,81</text:p>
            </table:table-cell>
            <table:table-cell table:style-name="Tabela1.D33" office:value-type="string">
              <text:p text:style-name="P2">6,35</text:p>
            </table:table-cell>
            <table:table-cell table:style-name="Tabela1.E33" office:value-type="string">
              <text:p text:style-name="P2">3,81</text:p>
            </table:table-cell>
            <table:table-cell table:style-name="Tabela1.F33" office:value-type="string">
              <text:p text:style-name="P2">0,72</text:p>
            </table:table-cell>
            <table:table-cell table:style-name="Tabela1.G33" office:value-type="string">
              <text:p text:style-name="P2">1,52</text:p>
            </table:table-cell>
            <table:table-cell table:style-name="Tabela1.H33" office:value-type="string">
              <text:p text:style-name="P2">3</text:p>
            </table:table-cell>
            <table:table-cell table:style-name="Tabela1.I33" office:value-type="string">
              <text:p text:style-name="P2">7</text:p>
            </table:table-cell>
          </table:table-row>
          <table:table-row table:style-name="Tabela1.7">
            <table:table-cell table:style-name="Tabela1.A34" office:value-type="string">
              <text:p text:style-name="P2">A4261/A4361</text:p>
            </table:table-cell>
            <table:table-cell table:style-name="Tabela1.B34" office:value-type="string">
              <text:p text:style-name="P2">6,61</text:p>
            </table:table-cell>
            <table:table-cell table:style-name="Tabela1.C34" office:value-type="string">
              <text:p text:style-name="P2">4,65</text:p>
            </table:table-cell>
            <table:table-cell table:style-name="Tabela1.D34" office:value-type="string">
              <text:p text:style-name="P2">6,35</text:p>
            </table:table-cell>
            <table:table-cell table:style-name="Tabela1.E34" office:value-type="string">
              <text:p text:style-name="P2">4,65</text:p>
            </table:table-cell>
            <table:table-cell table:style-name="Tabela1.F34" office:value-type="string">
              <text:p text:style-name="P2">0,72</text:p>
            </table:table-cell>
            <table:table-cell table:style-name="Tabela1.G34" office:value-type="string">
              <text:p text:style-name="P2">0,91</text:p>
            </table:table-cell>
            <table:table-cell table:style-name="Tabela1.H34" office:value-type="string">
              <text:p text:style-name="P2">3</text:p>
            </table:table-cell>
            <table:table-cell table:style-name="Tabela1.I34" office:value-type="string">
              <text:p text:style-name="P2">6</text:p>
            </table:table-cell>
          </table:table-row>
          <table:table-row table:style-name="Tabela1.35">
            <table:table-cell table:style-name="Tabela1.A35" office:value-type="string">
              <text:p text:style-name="P2">A4062/A4262/A4362</text:p>
            </table:table-cell>
            <table:table-cell table:style-name="Tabela1.B35" office:value-type="string">
              <text:p text:style-name="P2">10,16</text:p>
            </table:table-cell>
            <table:table-cell table:style-name="Tabela1.C35" office:value-type="string">
              <text:p text:style-name="P2">3,39</text:p>
            </table:table-cell>
            <table:table-cell table:style-name="Tabela1.D35" office:value-type="string">
              <text:p text:style-name="P2">9,90</text:p>
            </table:table-cell>
            <table:table-cell table:style-name="Tabela1.E35" office:value-type="string">
              <text:p text:style-name="P2">3,39</text:p>
            </table:table-cell>
            <table:table-cell table:style-name="Tabela1.F35" office:value-type="string">
              <text:p text:style-name="P2">0,47</text:p>
            </table:table-cell>
            <table:table-cell table:style-name="Tabela1.G35" office:value-type="string">
              <text:p text:style-name="P2">1,29</text:p>
            </table:table-cell>
            <table:table-cell table:style-name="Tabela1.H35" office:value-type="string">
              <text:p text:style-name="P2">2</text:p>
            </table:table-cell>
            <table:table-cell table:style-name="Tabela1.I35" office:value-type="string">
              <text:p text:style-name="P2">8</text:p>
            </table:table-cell>
          </table:table-row>
          <table:table-row table:style-name="Tabela1.7">
            <table:table-cell table:style-name="Tabela1.A36" office:value-type="string">
              <text:p text:style-name="P6">A4063/A4263/A4363/A4063R</text:p>
            </table:table-cell>
            <table:table-cell table:style-name="Tabela1.B36" office:value-type="string">
              <text:p text:style-name="P2">10,16</text:p>
            </table:table-cell>
            <table:table-cell table:style-name="Tabela1.C36" office:value-type="string">
              <text:p text:style-name="P2">3,81</text:p>
            </table:table-cell>
            <table:table-cell table:style-name="Tabela1.D36" office:value-type="string">
              <text:p text:style-name="P2">9,90</text:p>
            </table:table-cell>
            <table:table-cell table:style-name="Tabela1.E36" office:value-type="string">
              <text:p text:style-name="P2">3,81</text:p>
            </table:table-cell>
            <table:table-cell table:style-name="Tabela1.F36" office:value-type="string">
              <text:p text:style-name="P2">0,47</text:p>
            </table:table-cell>
            <table:table-cell table:style-name="Tabela1.G36" office:value-type="string">
              <text:p text:style-name="P2">1,52</text:p>
            </table:table-cell>
            <table:table-cell table:style-name="Tabela1.H36" office:value-type="string">
              <text:p text:style-name="P2">2</text:p>
            </table:table-cell>
            <table:table-cell table:style-name="Tabela1.I36" office:value-type="string">
              <text:p text:style-name="P2">7</text:p>
            </table:table-cell>
          </table:table-row>
          <table:table-row table:style-name="Tabela1.7">
            <table:table-cell table:style-name="Tabela1.A37" office:value-type="string">
              <text:p text:style-name="P2">A4264/A4364</text:p>
            </table:table-cell>
            <table:table-cell table:style-name="Tabela1.B37" office:value-type="string">
              <text:p text:style-name="P2">6,61</text:p>
            </table:table-cell>
            <table:table-cell table:style-name="Tabela1.C37" office:value-type="string">
              <text:p text:style-name="P2">7,19</text:p>
            </table:table-cell>
            <table:table-cell table:style-name="Tabela1.D37" office:value-type="string">
              <text:p text:style-name="P2">6,35</text:p>
            </table:table-cell>
            <table:table-cell table:style-name="Tabela1.E37" office:value-type="string">
              <text:p text:style-name="P2">7,19</text:p>
            </table:table-cell>
            <table:table-cell table:style-name="Tabela1.F37" office:value-type="string">
              <text:p text:style-name="P2">0,72</text:p>
            </table:table-cell>
            <table:table-cell table:style-name="Tabela1.G37" office:value-type="string">
              <text:p text:style-name="P2">0,47</text:p>
            </table:table-cell>
            <table:table-cell table:style-name="Tabela1.H37" office:value-type="string">
              <text:p text:style-name="P2">3</text:p>
            </table:table-cell>
            <table:table-cell table:style-name="Tabela1.I37" office:value-type="string">
              <text:p text:style-name="P2">4</text:p>
            </table:table-cell>
          </table:table-row>
          <table:table-row table:style-name="Tabela1.7">
            <table:table-cell table:style-name="Tabela1.A38" office:value-type="string">
              <text:p text:style-name="P2">A4265/A4365</text:p>
            </table:table-cell>
            <table:table-cell table:style-name="Tabela1.B38" office:value-type="string">
              <text:p text:style-name="P2">10,16</text:p>
            </table:table-cell>
            <table:table-cell table:style-name="Tabela1.C38" office:value-type="string">
              <text:p text:style-name="P2">6,78</text:p>
            </table:table-cell>
            <table:table-cell table:style-name="Tabela1.D38" office:value-type="string">
              <text:p text:style-name="P2">9,90</text:p>
            </table:table-cell>
            <table:table-cell table:style-name="Tabela1.E38" office:value-type="string">
              <text:p text:style-name="P2">6,78</text:p>
            </table:table-cell>
            <table:table-cell table:style-name="Tabela1.F38" office:value-type="string">
              <text:p text:style-name="P2">0,47</text:p>
            </table:table-cell>
            <table:table-cell table:style-name="Tabela1.G38" office:value-type="string">
              <text:p text:style-name="P2">1,30</text:p>
            </table:table-cell>
            <table:table-cell table:style-name="Tabela1.H38" office:value-type="string">
              <text:p text:style-name="P2">2</text:p>
            </table:table-cell>
            <table:table-cell table:style-name="Tabela1.I38" office:value-type="string">
              <text:p text:style-name="P2">4</text:p>
            </table:table-cell>
          </table:table-row>
          <table:table-row table:style-name="Tabela1.7">
            <table:table-cell table:style-name="Tabela1.A39" office:value-type="string">
              <text:p text:style-name="P3">A4266/A4366</text:p>
            </table:table-cell>
            <table:table-cell table:style-name="Tabela1.B39" office:value-type="string">
              <text:p text:style-name="P2">10,16</text:p>
            </table:table-cell>
            <table:table-cell table:style-name="Tabela1.C39" office:value-type="string">
              <text:p text:style-name="P2">9,30</text:p>
            </table:table-cell>
            <table:table-cell table:style-name="Tabela1.D39" office:value-type="string">
              <text:p text:style-name="P2">9,90</text:p>
            </table:table-cell>
            <table:table-cell table:style-name="Tabela1.E39" office:value-type="string">
              <text:p text:style-name="P2">9,30</text:p>
            </table:table-cell>
            <table:table-cell table:style-name="Tabela1.F39" office:value-type="string">
              <text:p text:style-name="P2">0,47</text:p>
            </table:table-cell>
            <table:table-cell table:style-name="Tabela1.G39" office:value-type="string">
              <text:p text:style-name="P2">0,90</text:p>
            </table:table-cell>
            <table:table-cell table:style-name="Tabela1.H39" office:value-type="string">
              <text:p text:style-name="P2">2</text:p>
            </table:table-cell>
            <table:table-cell table:style-name="Tabela1.I39" office:value-type="string">
              <text:p text:style-name="P2">3</text:p>
            </table:table-cell>
          </table:table-row>
          <table:table-row table:style-name="Tabela1.7">
            <table:table-cell table:style-name="Tabela1.A40" office:value-type="string">
              <text:p text:style-name="P2">A4067/A4267/A4367</text:p>
            </table:table-cell>
            <table:table-cell table:style-name="Tabela1.B40" office:value-type="string">
              <text:p text:style-name="P2">20,00</text:p>
            </table:table-cell>
            <table:table-cell table:style-name="Tabela1.C40" office:value-type="string">
              <text:p text:style-name="P2">28,85</text:p>
            </table:table-cell>
            <table:table-cell table:style-name="Tabela1.D40" office:value-type="string">
              <text:p text:style-name="P2">20,00</text:p>
            </table:table-cell>
            <table:table-cell table:style-name="Tabela1.E40" office:value-type="string">
              <text:p text:style-name="P2">28,85</text:p>
            </table:table-cell>
            <table:table-cell table:style-name="Tabela1.F40" office:value-type="string">
              <text:p text:style-name="P2">0,50</text:p>
            </table:table-cell>
            <table:table-cell table:style-name="Tabela1.G40" office:value-type="string">
              <text:p text:style-name="P2">0,43</text:p>
            </table:table-cell>
            <table:table-cell table:style-name="Tabela1.H40" office:value-type="string">
              <text:p text:style-name="P2">1</text:p>
            </table:table-cell>
            <table:table-cell table:style-name="Tabela1.I40" office:value-type="string">
              <text:p text:style-name="P2">1</text:p>
            </table:table-cell>
          </table:table-row>
          <table:table-row table:style-name="Tabela1.7">
            <table:table-cell table:style-name="Tabela1.A41" office:value-type="string">
              <text:p text:style-name="P2">A4268/A4368</text:p>
            </table:table-cell>
            <table:table-cell table:style-name="Tabela1.B41" office:value-type="string">
              <text:p text:style-name="P2">19,99</text:p>
            </table:table-cell>
            <table:table-cell table:style-name="Tabela1.C41" office:value-type="string">
              <text:p text:style-name="P2">14,34</text:p>
            </table:table-cell>
            <table:table-cell table:style-name="Tabela1.D41" office:value-type="string">
              <text:p text:style-name="P2">19,99</text:p>
            </table:table-cell>
            <table:table-cell table:style-name="Tabela1.E41" office:value-type="string">
              <text:p text:style-name="P2">14,34</text:p>
            </table:table-cell>
            <table:table-cell table:style-name="Tabela1.F41" office:value-type="string">
              <text:p text:style-name="P2">0,51</text:p>
            </table:table-cell>
            <table:table-cell table:style-name="Tabela1.G41" office:value-type="string">
              <text:p text:style-name="P2">0,51</text:p>
            </table:table-cell>
            <table:table-cell table:style-name="Tabela1.H41" office:value-type="string">
              <text:p text:style-name="P2">1</text:p>
            </table:table-cell>
            <table:table-cell table:style-name="Tabela1.I41" office:value-type="string">
              <text:p text:style-name="P2">2</text:p>
            </table:table-cell>
          </table:table-row>
          <table:table-row table:style-name="Tabela1.7">
            <table:table-cell table:style-name="Tabela1.A42" office:value-type="string">
              <text:p text:style-name="P3">A4291F</text:p>
            </table:table-cell>
            <table:table-cell table:style-name="Tabela1.B42" office:value-type="string">
              <text:p text:style-name="P2">7,87</text:p>
            </table:table-cell>
            <table:table-cell table:style-name="Tabela1.C42" office:value-type="string">
              <text:p text:style-name="P2">4,64</text:p>
            </table:table-cell>
            <table:table-cell table:style-name="Tabela1.D42" office:value-type="string">
              <text:p text:style-name="P2">7,62</text:p>
            </table:table-cell>
            <table:table-cell table:style-name="Tabela1.E42" office:value-type="string">
              <text:p text:style-name="P2">4,64</text:p>
            </table:table-cell>
            <table:table-cell table:style-name="Tabela1.F42" office:value-type="string">
              <text:p text:style-name="P2">2,75</text:p>
            </table:table-cell>
            <table:table-cell table:style-name="Tabela1.G42" office:value-type="string">
              <text:p text:style-name="P2">0,93</text:p>
            </table:table-cell>
            <table:table-cell table:style-name="Tabela1.H42" office:value-type="string">
              <text:p text:style-name="P2">2</text:p>
            </table:table-cell>
            <table:table-cell table:style-name="Tabela1.I42" office:value-type="string">
              <text:p text:style-name="P2">6</text:p>
            </table:table-cell>
          </table:table-row>
          <table:table-row table:style-name="Tabela1.7">
            <table:table-cell table:style-name="Tabela1.A43" office:value-type="string">
              <text:p text:style-name="P3">A4291L</text:p>
            </table:table-cell>
            <table:table-cell table:style-name="Tabela1.B43" office:value-type="string">
              <text:p text:style-name="P2">14,50</text:p>
            </table:table-cell>
            <table:table-cell table:style-name="Tabela1.C43" office:value-type="string">
              <text:p text:style-name="P2">1,70</text:p>
            </table:table-cell>
            <table:table-cell table:style-name="Tabela1.D43" office:value-type="string">
              <text:p text:style-name="P2">14,50</text:p>
            </table:table-cell>
            <table:table-cell table:style-name="Tabela1.E43" office:value-type="string">
              <text:p text:style-name="P2">1,70</text:p>
            </table:table-cell>
            <table:table-cell table:style-name="Tabela1.F43" office:value-type="string">
              <text:p text:style-name="P2">3,25</text:p>
            </table:table-cell>
            <table:table-cell table:style-name="Tabela1.G43" office:value-type="string">
              <text:p text:style-name="P2">1,25</text:p>
            </table:table-cell>
            <table:table-cell table:style-name="Tabela1.H43" office:value-type="string">
              <text:p text:style-name="P2">1</text:p>
            </table:table-cell>
            <table:table-cell table:style-name="Tabela1.I43" office:value-type="string">
              <text:p text:style-name="P2">16</text:p>
            </table:table-cell>
          </table:table-row>
          <table:table-row table:style-name="Tabela1.7">
            <table:table-cell table:style-name="Tabela1.A44" office:value-type="string">
              <text:p text:style-name="P3">A4292</text:p>
            </table:table-cell>
            <table:table-cell table:style-name="Tabela1.B44" office:value-type="string">
              <text:p text:style-name="P2">9,33</text:p>
            </table:table-cell>
            <table:table-cell table:style-name="Tabela1.C44" office:value-type="string">
              <text:p text:style-name="P2">5,20</text:p>
            </table:table-cell>
            <table:table-cell table:style-name="Tabela1.D44" office:value-type="string">
              <text:p text:style-name="P2">7,00</text:p>
            </table:table-cell>
            <table:table-cell table:style-name="Tabela1.E44" office:value-type="string">
              <text:p text:style-name="P2">5,20</text:p>
            </table:table-cell>
            <table:table-cell table:style-name="Tabela1.F44" office:value-type="string">
              <text:p text:style-name="P2">2,33</text:p>
            </table:table-cell>
            <table:table-cell table:style-name="Tabela1.G44" office:value-type="string">
              <text:p text:style-name="P2">1,85</text:p>
            </table:table-cell>
            <table:table-cell table:style-name="Tabela1.H44" office:value-type="string">
              <text:p text:style-name="P2">2</text:p>
            </table:table-cell>
            <table:table-cell table:style-name="Tabela1.I44" office:value-type="string">
              <text:p text:style-name="P2">5</text:p>
            </table:table-cell>
          </table:table-row>
          <table:table-row table:style-name="Tabela1.7">
            <table:table-cell table:style-name="Tabela1.A45" office:value-type="string">
              <text:p text:style-name="P3">A4293</text:p>
            </table:table-cell>
            <table:table-cell table:style-name="Tabela1.B45" office:value-type="string">
              <text:p text:style-name="P2">4,60</text:p>
            </table:table-cell>
            <table:table-cell table:style-name="Tabela1.C45" office:value-type="string">
              <text:p text:style-name="P2">4,40</text:p>
            </table:table-cell>
            <table:table-cell table:style-name="Tabela1.D45" office:value-type="string">
              <text:p text:style-name="P2">2,97</text:p>
            </table:table-cell>
            <table:table-cell table:style-name="Tabela1.E45" office:value-type="string">
              <text:p text:style-name="P2">2,97</text:p>
            </table:table-cell>
            <table:table-cell table:style-name="Tabela1.F45" office:value-type="string">
              <text:p text:style-name="P2">2,12</text:p>
            </table:table-cell>
            <table:table-cell table:style-name="Tabela1.G45" office:value-type="string">
              <text:p text:style-name="P2">2,36</text:p>
            </table:table-cell>
            <table:table-cell table:style-name="Tabela1.H45" office:value-type="string">
              <text:p text:style-name="P2">4</text:p>
            </table:table-cell>
            <table:table-cell table:style-name="Tabela1.I45" office:value-type="string">
              <text:p text:style-name="P2">6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cm"/>
      <style:text-properties fo:font-size="12pt" style:font-size-asian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color="#000000"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3pt" fo:font-weight="bold" style:font-size-asian="13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41cm" fo:margin-bottom="0cm" fo:text-align="center" style:justify-single-word="false" fo:keep-with-next="always"/>
      <style:text-properties style:font-name="Arial" fo:font-size="8pt" fo:font-weight="bold" style:font-size-asian="8pt" style:font-weight-asian="bold" style:font-name-complex="Arial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asian="DejaVu Sans" style:font-size-asian="14pt" style:font-name-complex="DejaVu Sans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0.751cm" fo:margin-right="0cm" fo:text-indent="-0.751cm" style:auto-text-indent="false"/>
      <style:text-properties fo:font-size="12pt" style:font-size-asian="12pt"/>
    </style:style>
    <style:style style:name="Recuo_20_de_20_corpo_20_de_20_texto_20_2" style:display-name="Recuo de corpo de texto 2" style:family="paragraph" style:parent-style-name="Standard">
      <style:paragraph-properties fo:margin="100%" fo:margin-left="0.751cm" fo:margin-right="0cm" fo:margin-top="0.071cm" fo:margin-bottom="0cm" fo:text-align="justify" style:justify-single-word="false" fo:text-indent="-0.751cm" style:auto-text-indent="false"/>
    </style:style>
    <style:style style:name="Recuo_20_de_20_corpo_20_de_20_texto_20_3" style:display-name="Recuo de corpo de texto 3" style:family="paragraph" style:parent-style-name="Standard">
      <style:paragraph-properties fo:margin="100%" fo:margin-left="0.7cm" fo:margin-right="0cm" fo:text-indent="-0.7cm" style:auto-text-indent="false"/>
      <style:text-properties fo:font-size="12pt" style:font-size-asian="12pt"/>
    </style:style>
    <style:style style:name="Corpo_20_de_20_texto_20_2" style:display-name="Corpo de texto 2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name-complex="Arial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8Num2z0" style:family="text">
      <style:text-properties style:font-name="Times New Roman" fo:font-size="11pt" fo:font-style="normal" style:text-underline-style="none" fo:font-weight="normal" style:font-size-asian="11pt" style:font-style-asian="normal" style:font-weight-asian="normal" style:font-name-complex="Times New Roman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2" style:family="table">
      <style:table-properties style:width="18.131cm" fo:margin-left="-0.123cm" table:align="left" style:writing-mode="lr-tb"/>
    </style:style>
    <style:style style:name="Tabela2.A" style:family="table-column">
      <style:table-column-properties style:column-width="6.876cm"/>
    </style:style>
    <style:style style:name="Tabela2.B" style:family="table-column">
      <style:table-column-properties style:column-width="11.25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none" fo:border-right="none" fo:border-top="none" fo:border-bottom="1pt solid #000000" style:writing-mode="lr-tb"/>
    </style:style>
    <style:style style:name="MP1" style:family="paragraph" style:parent-style-name="Header">
      <style:paragraph-properties style:snap-to-layout-grid="false"/>
    </style:style>
    <style:style style:name="MP2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3" style:family="paragraph" style:parent-style-name="Header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" style:font-size-complex="18pt"/>
    </style:style>
    <style:style style:name="MP4" style:family="paragraph" style:parent-style-name="Header">
      <style:paragraph-properties fo:margin-top="0cm" fo:margin-bottom="0.212cm" fo:text-align="center" style:justify-single-word="false"/>
      <style:text-properties style:font-name="Arial" fo:font-size="11pt" style:font-size-asian="11pt" style:font-name-complex="Arial" style:font-size-complex="11pt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7cm" fo:margin-bottom="1.27cm" fo:margin-left="1.501cm" fo:margin-right="1.50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231cm" fo:margin-top="0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799cm" fo:margin-bottom="1.501cm" fo:margin-left="1.501cm" fo:margin-right="1.50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<draw:frame draw:style-name="Mfr1" draw:name="figuras1" text:anchor-type="as-char" svg:width="6.623cm" svg:height="2.672cm" draw:z-index="0"><draw:image xlink:href="Pictures/10000000000003200000014320725DDC.jpg" xlink:type="simple" xlink:show="embed" xlink:actuate="onLoad"/></draw:frame></text:p>
            </table:table-cell>
            <table:table-cell table:style-name="Tabela2.A1" office:value-type="string">
              <text:p text:style-name="MP2"/>
              <text:p text:style-name="MP3">Parâmetros de Impressão InkJet+Laser – OpenOffice</text:p>
              <text:p text:style-name="MP4">CódFax 014 - Última Revisão: 06/08/2009</text:p>
            </table:table-cell>
          </table:table-row>
        </table:table>
        <text:p text:style-name="Header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râmetros de Impressão para Microsoft Word</dc:title>
    <dc:subject>Suporte Técnico</dc:subject>
    <meta:initial-creator>Suporte Técnico de Vendas</meta:initial-creator>
    <meta:creation-date>2003-11-14T14:18:00</meta:creation-date>
    <dc:creator>jdias</dc:creator>
    <dc:date>2009-08-06T14:01:00</dc:date>
    <meta:print-date>2008-01-22T10:59:00</meta:print-date>
    <meta:editing-cycles>34</meta:editing-cycles>
    <meta:editing-duration>PT1H42M</meta:editing-duration>
    <meta:document-statistic meta:table-count="2" meta:image-count="1" meta:object-count="0" meta:page-count="1" meta:paragraph-count="408" meta:word-count="529" meta:character-count="2563" meta:non-whitespace-character-count="2440"/>
    <meta:generator>LibreOffice/3.5$Linux_X86_64 LibreOffice_project/350m1$Build-2</meta:generator>
    <meta:user-defined meta:name="Informações 1"/>
    <meta:user-defined meta:name="Informações 2"/>
    <meta:user-defined meta:name="Informações 3"/>
    <meta:user-defined meta:name="Informações 4"/>
  </office:meta>
</office:document-meta>
</file>